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Bitstream Vera Sans" svg:font-family="'Bitstream Vera Sans'" style:font-family-generic="system" style:font-pitch="variable"/>
    <style:font-face style:name="Droid Sans Arabic" svg:font-family="'Droid Sans Arabic'" style:font-family-generic="system" style:font-pitch="variable"/>
  </office:font-face-decls>
  <office:automatic-styles>
    <style:style style:name="Table1" style:family="table">
      <style:table-properties style:width="6.4292in" fo:margin-left="0in" table:align="left"/>
    </style:style>
    <style:style style:name="Table1.A" style:family="table-column">
      <style:table-column-properties style:column-width="1.0472in"/>
    </style:style>
    <style:style style:name="Table1.B" style:family="table-column">
      <style:table-column-properties style:column-width="1.4806in"/>
    </style:style>
    <style:style style:name="Table1.C" style:family="table-column">
      <style:table-column-properties style:column-width="3.9014in"/>
    </style:style>
    <style:style style:name="Table1.1" style:family="table-row">
      <style:table-row-properties style:min-row-height="0.1215in"/>
    </style:style>
    <style:style style:name="Table1.A1" style:family="table-cell">
      <style:table-cell-properties fo:padding-left="0.075in" fo:padding-right="0.075in" fo:padding-top="0in" fo:padding-bottom="0in" fo:border="0.5pt solid #000000" style:writing-mode="lr-tb"/>
    </style:style>
    <style:style style:name="Table1.2" style:family="table-row">
      <style:table-row-properties style:min-row-height="0.2417in"/>
    </style:style>
    <style:style style:name="Table2" style:family="table">
      <style:table-properties style:width="6.45in" fo:margin-left="0in" table:align="left"/>
    </style:style>
    <style:style style:name="Table2.A" style:family="table-column">
      <style:table-column-properties style:column-width="1.0507in"/>
    </style:style>
    <style:style style:name="Table2.B" style:family="table-column">
      <style:table-column-properties style:column-width="1.4854in"/>
    </style:style>
    <style:style style:name="Table2.C" style:family="table-column">
      <style:table-column-properties style:column-width="3.9139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45in" fo:margin-left="0in" table:align="left"/>
    </style:style>
    <style:style style:name="Table3.A" style:family="table-column">
      <style:table-column-properties style:column-width="1.0507in"/>
    </style:style>
    <style:style style:name="Table3.B" style:family="table-column">
      <style:table-column-properties style:column-width="1.4854in"/>
    </style:style>
    <style:style style:name="Table3.C" style:family="table-column">
      <style:table-column-properties style:column-width="3.9139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3.7486in" fo:margin-left="0in" table:align="left"/>
    </style:style>
    <style:style style:name="Table4.A" style:family="table-column">
      <style:table-column-properties style:column-width="0.2722in"/>
    </style:style>
    <style:style style:name="Table4.B" style:family="table-column">
      <style:table-column-properties style:column-width="3.4764in"/>
    </style:style>
    <style:style style:name="Table4.1" style:family="table-row">
      <style:table-row-properties style:min-row-height="0.1806in" style:use-optimal-row-height="false"/>
    </style:style>
    <style:style style:name="Table4.A1" style:family="table-cell">
      <style:table-cell-properties fo:padding-left="0.075in" fo:padding-right="0.075in" fo:padding-top="0in" fo:padding-bottom="0in" fo:border="0.5pt solid #000000" style:glyph-orientation-vertical="0"/>
    </style:style>
    <style:style style:name="Table4.B1" style:family="table-cell">
      <style:table-cell-properties fo:padding-left="0.075in" fo:padding-right="0.075in" fo:padding-top="0in" fo:padding-bottom="0in" fo:border="0.5pt solid #000000" style:writing-mode="lr-tb"/>
    </style:style>
    <style:style style:name="Table4.2" style:family="table-row">
      <style:table-row-properties style:min-row-height="0.191in" style:use-optimal-row-height="false"/>
    </style:style>
    <style:style style:name="Table4.5" style:family="table-row">
      <style:table-row-properties style:min-row-height="0.0486in" style:use-optimal-row-height="false"/>
    </style:style>
    <style:style style:name="Table5" style:family="table">
      <style:table-properties style:width="3.7486in" fo:margin-left="0in" table:align="left"/>
    </style:style>
    <style:style style:name="Table5.A" style:family="table-column">
      <style:table-column-properties style:column-width="0.2722in"/>
    </style:style>
    <style:style style:name="Table5.B" style:family="table-column">
      <style:table-column-properties style:column-width="3.4764in"/>
    </style:style>
    <style:style style:name="Table5.1" style:family="table-row">
      <style:table-row-properties style:min-row-height="0.1806in" style:use-optimal-row-height="false"/>
    </style:style>
    <style:style style:name="Table5.A1" style:family="table-cell">
      <style:table-cell-properties fo:padding-left="0.075in" fo:padding-right="0.075in" fo:padding-top="0in" fo:padding-bottom="0in" fo:border="0.5pt solid #000000" style:glyph-orientation-vertical="0"/>
    </style:style>
    <style:style style:name="Table5.B1" style:family="table-cell">
      <style:table-cell-properties fo:padding-left="0.075in" fo:padding-right="0.075in" fo:padding-top="0in" fo:padding-bottom="0in" fo:border="0.5pt solid #000000" style:writing-mode="lr-tb"/>
    </style:style>
    <style:style style:name="Table5.2" style:family="table-row">
      <style:table-row-properties style:min-row-height="0.191in" style:use-optimal-row-height="false"/>
    </style:style>
    <style:style style:name="Table5.8" style:family="table-row">
      <style:table-row-properties style:min-row-height="0.0486in" style:use-optimal-row-height="false"/>
    </style:style>
    <style:style style:name="Table6" style:family="table">
      <style:table-properties style:width="3.7486in" fo:margin-left="0in" table:align="left"/>
    </style:style>
    <style:style style:name="Table6.A" style:family="table-column">
      <style:table-column-properties style:column-width="0.2722in"/>
    </style:style>
    <style:style style:name="Table6.B" style:family="table-column">
      <style:table-column-properties style:column-width="3.4764in"/>
    </style:style>
    <style:style style:name="Table6.1" style:family="table-row">
      <style:table-row-properties style:min-row-height="0.1806in" style:use-optimal-row-height="false"/>
    </style:style>
    <style:style style:name="Table6.A1" style:family="table-cell">
      <style:table-cell-properties fo:padding-left="0.075in" fo:padding-right="0.075in" fo:padding-top="0in" fo:padding-bottom="0in" fo:border="0.5pt solid #000000" style:glyph-orientation-vertical="0"/>
    </style:style>
    <style:style style:name="Table6.B1" style:family="table-cell">
      <style:table-cell-properties fo:padding-left="0.075in" fo:padding-right="0.075in" fo:padding-top="0in" fo:padding-bottom="0in" fo:border="0.5pt solid #000000" style:writing-mode="lr-tb"/>
    </style:style>
    <style:style style:name="Table6.2" style:family="table-row">
      <style:table-row-properties style:min-row-height="0.191in" style:use-optimal-row-height="false"/>
    </style:style>
    <style:style style:name="Table6.7" style:family="table-row">
      <style:table-row-properties style:min-row-height="0.0486in" style:use-optimal-row-height="false"/>
    </style:style>
    <style:style style:name="Table7" style:family="table">
      <style:table-properties style:width="3.7486in" fo:margin-left="0in" table:align="left"/>
    </style:style>
    <style:style style:name="Table7.A" style:family="table-column">
      <style:table-column-properties style:column-width="0.2722in"/>
    </style:style>
    <style:style style:name="Table7.B" style:family="table-column">
      <style:table-column-properties style:column-width="3.4764in"/>
    </style:style>
    <style:style style:name="Table7.1" style:family="table-row">
      <style:table-row-properties style:min-row-height="0.1806in" style:use-optimal-row-height="false"/>
    </style:style>
    <style:style style:name="Table7.A1" style:family="table-cell">
      <style:table-cell-properties fo:padding-left="0.075in" fo:padding-right="0.075in" fo:padding-top="0in" fo:padding-bottom="0in" fo:border="0.5pt solid #000000" style:glyph-orientation-vertical="0"/>
    </style:style>
    <style:style style:name="Table7.B1" style:family="table-cell">
      <style:table-cell-properties fo:padding-left="0.075in" fo:padding-right="0.075in" fo:padding-top="0in" fo:padding-bottom="0in" fo:border="0.5pt solid #000000" style:writing-mode="lr-tb"/>
    </style:style>
    <style:style style:name="Table7.2" style:family="table-row">
      <style:table-row-properties style:min-row-height="0.191in" style:use-optimal-row-height="false"/>
    </style:style>
    <style:style style:name="Table7.4" style:family="table-row">
      <style:table-row-properties style:min-row-height="0.0486in" style:use-optimal-row-height="false"/>
    </style:style>
    <style:style style:name="Table8" style:family="table">
      <style:table-properties style:width="3.7486in" fo:margin-left="0in" table:align="left"/>
    </style:style>
    <style:style style:name="Table8.A" style:family="table-column">
      <style:table-column-properties style:column-width="0.2722in"/>
    </style:style>
    <style:style style:name="Table8.B" style:family="table-column">
      <style:table-column-properties style:column-width="3.4764in"/>
    </style:style>
    <style:style style:name="Table8.1" style:family="table-row">
      <style:table-row-properties style:min-row-height="0.1806in" style:use-optimal-row-height="false"/>
    </style:style>
    <style:style style:name="Table8.A1" style:family="table-cell">
      <style:table-cell-properties fo:padding-left="0.075in" fo:padding-right="0.075in" fo:padding-top="0in" fo:padding-bottom="0in" fo:border="0.5pt solid #000000" style:glyph-orientation-vertical="0"/>
    </style:style>
    <style:style style:name="Table8.B1" style:family="table-cell">
      <style:table-cell-properties fo:padding-left="0.075in" fo:padding-right="0.075in" fo:padding-top="0in" fo:padding-bottom="0in" fo:border="0.5pt solid #000000" style:writing-mode="lr-tb"/>
    </style:style>
    <style:style style:name="Table8.2" style:family="table-row">
      <style:table-row-properties style:min-row-height="0.191in" style:use-optimal-row-height="false"/>
    </style:style>
    <style:style style:name="Table8.5" style:family="table-row">
      <style:table-row-properties style:min-row-height="0.0486in" style:use-optimal-row-height="false"/>
    </style:style>
    <style:style style:name="Table9" style:family="table">
      <style:table-properties style:width="6.2771in" fo:margin-left="0in" table:align="left"/>
    </style:style>
    <style:style style:name="Table9.A" style:family="table-column">
      <style:table-column-properties style:column-width="1.65in"/>
    </style:style>
    <style:style style:name="Table9.B" style:family="table-column">
      <style:table-column-properties style:column-width="1.0833in"/>
    </style:style>
    <style:style style:name="Table9.C" style:family="table-column">
      <style:table-column-properties style:column-width="1.0826in"/>
    </style:style>
    <style:style style:name="Table9.E" style:family="table-column">
      <style:table-column-properties style:column-width="1.3785in"/>
    </style:style>
    <style:style style:name="Table9.1" style:family="table-row">
      <style:table-row-properties style:min-row-height="0.1125in"/>
    </style:style>
    <style:style style:name="Table9.A1" style:family="table-cell">
      <style:table-cell-properties style:vertical-align="middle" fo:padding-left="0.075in" fo:padding-right="0.075in" fo:padding-top="0in" fo:padding-bottom="0in" fo:border-left="1.5pt solid #000000" fo:border-right="0.5pt solid #000000" fo:border-top="1.5pt solid #000000" fo:border-bottom="1.5pt solid #000000" style:writing-mode="lr-tb"/>
    </style:style>
    <style:style style:name="Table9.B1" style:family="table-cell">
      <style:table-cell-properties style:vertical-align="middle" fo:padding-left="0.075in" fo:padding-right="0.075in" fo:padding-top="0in" fo:padding-bottom="0in" fo:border-left="0.5pt solid #000000" fo:border-right="0.5pt solid #000000" fo:border-top="1.5pt solid #000000" fo:border-bottom="1.5pt solid #000000" style:writing-mode="lr-tb"/>
    </style:style>
    <style:style style:name="Table9.E1" style:family="table-cell">
      <style:table-cell-properties style:vertical-align="middle" fo:padding-left="0.075in" fo:padding-right="0.075in" fo:padding-top="0in" fo:padding-bottom="0in" fo:border-left="0.5pt solid #000000" fo:border-right="1.5pt solid #000000" fo:border-top="1.5pt solid #000000" fo:border-bottom="1.5pt solid #000000" style:writing-mode="lr-tb"/>
    </style:style>
    <style:style style:name="Table9.A2" style:family="table-cell">
      <style:table-cell-properties style:vertical-align="middle" fo:padding-left="0.075in" fo:padding-right="0.075in" fo:padding-top="0in" fo:padding-bottom="0in" fo:border-left="1.5pt solid #000000" fo:border-right="0.5pt solid #000000" fo:border-top="1.5pt solid #000000" fo:border-bottom="0.5pt solid #000000" style:writing-mode="lr-tb"/>
    </style:style>
    <style:style style:name="Table9.B2" style:family="table-cell">
      <style:table-cell-properties style:vertical-align="middle" fo:padding-left="0.075in" fo:padding-right="0.075in" fo:padding-top="0in" fo:padding-bottom="0in" fo:border-left="0.5pt solid #000000" fo:border-right="0.5pt solid #000000" fo:border-top="1.5pt solid #000000" fo:border-bottom="0.5pt solid #000000" style:writing-mode="lr-tb"/>
    </style:style>
    <style:style style:name="Table9.E2" style:family="table-cell">
      <style:table-cell-properties style:vertical-align="middle" fo:padding-left="0.075in" fo:padding-right="0.075in" fo:padding-top="0in" fo:padding-bottom="0in" fo:border-left="0.5pt solid #000000" fo:border-right="1.5pt solid #000000" fo:border-top="1.5pt solid #000000" fo:border-bottom="0.5pt solid #000000" style:writing-mode="lr-tb"/>
    </style:style>
    <style:style style:name="Table9.3" style:family="table-row">
      <style:table-row-properties style:min-row-height="0.2139in"/>
    </style:style>
    <style:style style:name="Table9.A3" style:family="table-cell">
      <style:table-cell-properties style:vertical-align="middle" fo:padding-left="0.075in" fo:padding-right="0.075in" fo:padding-top="0in" fo:padding-bottom="0in" fo:border-left="1.5pt solid #000000" fo:border-right="0.5pt solid #000000" fo:border-top="0.5pt solid #000000" fo:border-bottom="0.5pt solid #000000" style:writing-mode="lr-tb"/>
    </style:style>
    <style:style style:name="Table9.B3" style:family="table-cell">
      <style:table-cell-properties style:vertical-align="middle" fo:padding-left="0.075in" fo:padding-right="0.075in" fo:padding-top="0in" fo:padding-bottom="0in" fo:border="0.5pt solid #000000" style:writing-mode="lr-tb"/>
    </style:style>
    <style:style style:name="Table9.E3" style:family="table-cell">
      <style:table-cell-properties style:vertical-align="middle" fo:padding-left="0.075in" fo:padding-right="0.075in" fo:padding-top="0in" fo:padding-bottom="0in" fo:border-left="0.5pt solid #000000" fo:border-right="1.5pt solid #000000" fo:border-top="0.5pt solid #000000" fo:border-bottom="0.5pt solid #000000" style:writing-mode="lr-tb"/>
    </style:style>
    <style:style style:name="Table9.6" style:family="table-row">
      <style:table-row-properties style:min-row-height="0.2069in"/>
    </style:style>
    <style:style style:name="Table9.A7" style:family="table-cell">
      <style:table-cell-properties style:vertical-align="middle" style:border-line-width-top="0.0069in 0.0069in 0.0069in" fo:padding-left="0.075in" fo:padding-right="0.075in" fo:padding-top="0in" fo:padding-bottom="0in" fo:border-left="1.5pt solid #000000" fo:border-right="0.5pt solid #000000" fo:border-top="1.5pt double #000000" fo:border-bottom="1.5pt solid #000000" style:writing-mode="lr-tb"/>
    </style:style>
    <style:style style:name="Table9.B7" style:family="table-cell">
      <style:table-cell-properties style:vertical-align="middle" style:border-line-width-top="0.0069in 0.0069in 0.0069in" fo:padding-left="0.075in" fo:padding-right="0.075in" fo:padding-top="0in" fo:padding-bottom="0in" fo:border-left="0.5pt solid #000000" fo:border-right="0.5pt solid #000000" fo:border-top="1.5pt double #000000" fo:border-bottom="1.5pt solid #000000" style:writing-mode="lr-tb"/>
    </style:style>
    <style:style style:name="Table9.E7" style:family="table-cell">
      <style:table-cell-properties style:vertical-align="middle" style:border-line-width-top="0.0069in 0.0069in 0.0069in" fo:padding-left="0.075in" fo:padding-right="0.075in" fo:padding-top="0in" fo:padding-bottom="0in" fo:border-left="0.5pt solid #000000" fo:border-right="1.5pt solid #000000" fo:border-top="1.5pt double #000000" fo:border-bottom="1.5pt solid #000000" style:writing-mode="lr-tb"/>
    </style:style>
    <style:style style:name="Table10" style:family="table">
      <style:table-properties style:width="3.7486in" fo:margin-left="0in" table:align="left"/>
    </style:style>
    <style:style style:name="Table10.A" style:family="table-column">
      <style:table-column-properties style:column-width="0.2722in"/>
    </style:style>
    <style:style style:name="Table10.B" style:family="table-column">
      <style:table-column-properties style:column-width="3.4764in"/>
    </style:style>
    <style:style style:name="Table10.1" style:family="table-row">
      <style:table-row-properties style:min-row-height="0.1806in" style:use-optimal-row-height="false"/>
    </style:style>
    <style:style style:name="Table10.A1" style:family="table-cell">
      <style:table-cell-properties fo:padding-left="0.075in" fo:padding-right="0.075in" fo:padding-top="0in" fo:padding-bottom="0in" fo:border="0.5pt solid #000000" style:glyph-orientation-vertical="0"/>
    </style:style>
    <style:style style:name="Table10.B1" style:family="table-cell">
      <style:table-cell-properties fo:padding-left="0.075in" fo:padding-right="0.075in" fo:padding-top="0in" fo:padding-bottom="0in" fo:border="0.5pt solid #000000" style:writing-mode="lr-tb"/>
    </style:style>
    <style:style style:name="Table10.2" style:family="table-row">
      <style:table-row-properties style:min-row-height="0.191in" style:use-optimal-row-height="false"/>
    </style:style>
    <style:style style:name="Table10.5" style:family="table-row">
      <style:table-row-properties style:min-row-height="0.0486in" style:use-optimal-row-height="false"/>
    </style:style>
    <style:style style:name="Table11" style:family="table">
      <style:table-properties style:width="3.7486in" fo:margin-left="0in" table:align="left"/>
    </style:style>
    <style:style style:name="Table11.A" style:family="table-column">
      <style:table-column-properties style:column-width="0.2722in"/>
    </style:style>
    <style:style style:name="Table11.B" style:family="table-column">
      <style:table-column-properties style:column-width="3.4764in"/>
    </style:style>
    <style:style style:name="Table11.1" style:family="table-row">
      <style:table-row-properties style:min-row-height="0.1806in" style:use-optimal-row-height="false"/>
    </style:style>
    <style:style style:name="Table11.A1" style:family="table-cell">
      <style:table-cell-properties fo:padding-left="0.075in" fo:padding-right="0.075in" fo:padding-top="0in" fo:padding-bottom="0in" fo:border="0.5pt solid #000000" style:glyph-orientation-vertical="0"/>
    </style:style>
    <style:style style:name="Table11.B1" style:family="table-cell">
      <style:table-cell-properties fo:padding-left="0.075in" fo:padding-right="0.075in" fo:padding-top="0in" fo:padding-bottom="0in" fo:border="0.5pt solid #000000" style:writing-mode="lr-tb"/>
    </style:style>
    <style:style style:name="Table11.2" style:family="table-row">
      <style:table-row-properties style:min-row-height="0.191in" style:use-optimal-row-height="false"/>
    </style:style>
    <style:style style:name="Table11.5" style:family="table-row">
      <style:table-row-properties style:min-row-height="0.0486in" style:use-optimal-row-height="false"/>
    </style:style>
    <style:style style:name="Table12" style:family="table">
      <style:table-properties style:width="5.4215in" fo:margin-left="0in" table:align="left"/>
    </style:style>
    <style:style style:name="Table12.A" style:family="table-column">
      <style:table-column-properties style:column-width="1.2076in"/>
    </style:style>
    <style:style style:name="Table12.B" style:family="table-column">
      <style:table-column-properties style:column-width="4.2139in"/>
    </style:style>
    <style:style style:name="Table12.1" style:family="table-row">
      <style:table-row-properties style:min-row-height="0.1569in"/>
    </style:style>
    <style:style style:name="Table12.A1" style:family="table-cell">
      <style:table-cell-properties fo:padding-left="0.075in" fo:padding-right="0.075in" fo:padding-top="0in" fo:padding-bottom="0in" fo:border="0.5pt solid #000000" style:writing-mode="lr-tb"/>
    </style:style>
    <style:style style:name="Table12.2" style:family="table-row">
      <style:table-row-properties style:min-row-height="0.4201in"/>
    </style:style>
    <style:style style:name="Table12.3" style:family="table-row">
      <style:table-row-properties style:min-row-height="0.3361in"/>
    </style:style>
    <style:style style:name="Table12.4" style:family="table-row">
      <style:table-row-properties style:min-row-height="0.5694in"/>
    </style:style>
    <style:style style:name="Table13" style:family="table">
      <style:table-properties style:width="3.7486in" fo:margin-left="0in" table:align="left"/>
    </style:style>
    <style:style style:name="Table13.A" style:family="table-column">
      <style:table-column-properties style:column-width="0.2722in"/>
    </style:style>
    <style:style style:name="Table13.B" style:family="table-column">
      <style:table-column-properties style:column-width="3.4764in"/>
    </style:style>
    <style:style style:name="Table13.1" style:family="table-row">
      <style:table-row-properties style:min-row-height="0.1806in" style:use-optimal-row-height="false"/>
    </style:style>
    <style:style style:name="Table13.A1" style:family="table-cell">
      <style:table-cell-properties fo:padding-left="0.075in" fo:padding-right="0.075in" fo:padding-top="0in" fo:padding-bottom="0in" fo:border="0.5pt solid #000000" style:glyph-orientation-vertical="0"/>
    </style:style>
    <style:style style:name="Table13.B1" style:family="table-cell">
      <style:table-cell-properties fo:padding-left="0.075in" fo:padding-right="0.075in" fo:padding-top="0in" fo:padding-bottom="0in" fo:border="0.5pt solid #000000" style:writing-mode="lr-tb"/>
    </style:style>
    <style:style style:name="Table13.2" style:family="table-row">
      <style:table-row-properties style:min-row-height="0.191in" style:use-optimal-row-height="false"/>
    </style:style>
    <style:style style:name="Table13.5" style:family="table-row">
      <style:table-row-properties style:min-row-height="0.0486in" style:use-optimal-row-height="false"/>
    </style:style>
    <style:style style:name="Table14" style:family="table">
      <style:table-properties style:width="3.7486in" fo:margin-left="0in" table:align="left"/>
    </style:style>
    <style:style style:name="Table14.A" style:family="table-column">
      <style:table-column-properties style:column-width="0.2722in"/>
    </style:style>
    <style:style style:name="Table14.B" style:family="table-column">
      <style:table-column-properties style:column-width="3.4764in"/>
    </style:style>
    <style:style style:name="Table14.1" style:family="table-row">
      <style:table-row-properties style:min-row-height="0.1806in" style:use-optimal-row-height="false"/>
    </style:style>
    <style:style style:name="Table14.A1" style:family="table-cell">
      <style:table-cell-properties fo:padding-left="0.075in" fo:padding-right="0.075in" fo:padding-top="0in" fo:padding-bottom="0in" fo:border="0.5pt solid #000000" style:glyph-orientation-vertical="0"/>
    </style:style>
    <style:style style:name="Table14.B1" style:family="table-cell">
      <style:table-cell-properties fo:padding-left="0.075in" fo:padding-right="0.075in" fo:padding-top="0in" fo:padding-bottom="0in" fo:border="0.5pt solid #000000" style:writing-mode="lr-tb"/>
    </style:style>
    <style:style style:name="Table14.2" style:family="table-row">
      <style:table-row-properties style:min-row-height="0.191in" style:use-optimal-row-height="false"/>
    </style:style>
    <style:style style:name="Table14.6" style:family="table-row">
      <style:table-row-properties style:min-row-height="0.0486in" style:use-optimal-row-height="false"/>
    </style:style>
    <style:style style:name="Table15" style:family="table">
      <style:table-properties style:width="4.1875in" table:align="left"/>
    </style:style>
    <style:style style:name="Table15.A" style:family="table-column">
      <style:table-column-properties style:column-width="0.2722in"/>
    </style:style>
    <style:style style:name="Table15.B" style:family="table-column">
      <style:table-column-properties style:column-width="3.9153in"/>
    </style:style>
    <style:style style:name="Table15.1" style:family="table-row">
      <style:table-row-properties style:min-row-height="0.1806in" style:use-optimal-row-height="false"/>
    </style:style>
    <style:style style:name="Table15.A1" style:family="table-cell">
      <style:table-cell-properties fo:padding-left="0.075in" fo:padding-right="0.075in" fo:padding-top="0in" fo:padding-bottom="0in" fo:border="0.5pt solid #000000" style:glyph-orientation-vertical="0"/>
    </style:style>
    <style:style style:name="Table15.B1" style:family="table-cell">
      <style:table-cell-properties fo:padding-left="0.075in" fo:padding-right="0.075in" fo:padding-top="0in" fo:padding-bottom="0in" fo:border="0.5pt solid #000000" style:writing-mode="lr-tb"/>
    </style:style>
    <style:style style:name="Table15.2" style:family="table-row">
      <style:table-row-properties style:min-row-height="0.191in" style:use-optimal-row-height="false"/>
    </style:style>
    <style:style style:name="Table15.6" style:family="table-row">
      <style:table-row-properties style:min-row-height="0.0486in" style:use-optimal-row-height="false"/>
    </style:style>
    <style:style style:name="Table16" style:family="table">
      <style:table-properties style:width="3.7486in" fo:margin-left="0in" table:align="left"/>
    </style:style>
    <style:style style:name="Table16.A" style:family="table-column">
      <style:table-column-properties style:column-width="0.2722in"/>
    </style:style>
    <style:style style:name="Table16.B" style:family="table-column">
      <style:table-column-properties style:column-width="3.4764in"/>
    </style:style>
    <style:style style:name="Table16.1" style:family="table-row">
      <style:table-row-properties style:min-row-height="0.1806in" style:use-optimal-row-height="false"/>
    </style:style>
    <style:style style:name="Table16.A1" style:family="table-cell">
      <style:table-cell-properties fo:padding-left="0.075in" fo:padding-right="0.075in" fo:padding-top="0in" fo:padding-bottom="0in" fo:border="0.5pt solid #000000" style:glyph-orientation-vertical="0"/>
    </style:style>
    <style:style style:name="Table16.B1" style:family="table-cell">
      <style:table-cell-properties fo:padding-left="0.075in" fo:padding-right="0.075in" fo:padding-top="0in" fo:padding-bottom="0in" fo:border="0.5pt solid #000000" style:writing-mode="lr-tb"/>
    </style:style>
    <style:style style:name="Table16.2" style:family="table-row">
      <style:table-row-properties style:min-row-height="0.191in" style:use-optimal-row-height="false"/>
    </style:style>
    <style:style style:name="Table16.6" style:family="table-row">
      <style:table-row-properties style:min-row-height="0.0486in" style:use-optimal-row-height="false"/>
    </style:style>
    <style:style style:name="Table17" style:family="table">
      <style:table-properties style:width="3.7486in" fo:margin-left="0in" table:align="left"/>
    </style:style>
    <style:style style:name="Table17.A" style:family="table-column">
      <style:table-column-properties style:column-width="0.2722in"/>
    </style:style>
    <style:style style:name="Table17.B" style:family="table-column">
      <style:table-column-properties style:column-width="3.4764in"/>
    </style:style>
    <style:style style:name="Table17.1" style:family="table-row">
      <style:table-row-properties style:min-row-height="0.1806in" style:use-optimal-row-height="false"/>
    </style:style>
    <style:style style:name="Table17.A1" style:family="table-cell">
      <style:table-cell-properties fo:padding-left="0.075in" fo:padding-right="0.075in" fo:padding-top="0in" fo:padding-bottom="0in" fo:border="0.5pt solid #000000" style:glyph-orientation-vertical="0"/>
    </style:style>
    <style:style style:name="Table17.B1" style:family="table-cell">
      <style:table-cell-properties fo:padding-left="0.075in" fo:padding-right="0.075in" fo:padding-top="0in" fo:padding-bottom="0in" fo:border="0.5pt solid #000000" style:writing-mode="lr-tb"/>
    </style:style>
    <style:style style:name="Table17.2" style:family="table-row">
      <style:table-row-properties style:min-row-height="0.191in" style:use-optimal-row-height="false"/>
    </style:style>
    <style:style style:name="Table17.6" style:family="table-row">
      <style:table-row-properties style:min-row-height="0.0486in" style:use-optimal-row-height="false"/>
    </style:style>
    <style:style style:name="Table18" style:family="table">
      <style:table-properties style:width="3.7486in" fo:margin-left="0in" table:align="left"/>
    </style:style>
    <style:style style:name="Table18.A" style:family="table-column">
      <style:table-column-properties style:column-width="0.2722in"/>
    </style:style>
    <style:style style:name="Table18.B" style:family="table-column">
      <style:table-column-properties style:column-width="3.4764in"/>
    </style:style>
    <style:style style:name="Table18.1" style:family="table-row">
      <style:table-row-properties style:min-row-height="0.1806in" style:use-optimal-row-height="false"/>
    </style:style>
    <style:style style:name="Table18.A1" style:family="table-cell">
      <style:table-cell-properties fo:padding-left="0.075in" fo:padding-right="0.075in" fo:padding-top="0in" fo:padding-bottom="0in" fo:border="0.5pt solid #000000" style:glyph-orientation-vertical="0"/>
    </style:style>
    <style:style style:name="Table18.B1" style:family="table-cell">
      <style:table-cell-properties fo:padding-left="0.075in" fo:padding-right="0.075in" fo:padding-top="0in" fo:padding-bottom="0in" fo:border="0.5pt solid #000000" style:writing-mode="lr-tb"/>
    </style:style>
    <style:style style:name="Table18.2" style:family="table-row">
      <style:table-row-properties style:min-row-height="0.191in" style:use-optimal-row-height="false"/>
    </style:style>
    <style:style style:name="Table18.5" style:family="table-row">
      <style:table-row-properties style:min-row-height="0.0486in" style:use-optimal-row-height="false"/>
    </style:style>
    <style:style style:name="Table19" style:family="table">
      <style:table-properties style:width="3.7486in" fo:margin-left="0in" table:align="left"/>
    </style:style>
    <style:style style:name="Table19.A" style:family="table-column">
      <style:table-column-properties style:column-width="0.2722in"/>
    </style:style>
    <style:style style:name="Table19.B" style:family="table-column">
      <style:table-column-properties style:column-width="3.4764in"/>
    </style:style>
    <style:style style:name="Table19.1" style:family="table-row">
      <style:table-row-properties style:min-row-height="0.1806in" style:use-optimal-row-height="false"/>
    </style:style>
    <style:style style:name="Table19.A1" style:family="table-cell">
      <style:table-cell-properties fo:padding-left="0.075in" fo:padding-right="0.075in" fo:padding-top="0in" fo:padding-bottom="0in" fo:border="0.5pt solid #000000" style:glyph-orientation-vertical="0"/>
    </style:style>
    <style:style style:name="Table19.B1" style:family="table-cell">
      <style:table-cell-properties fo:padding-left="0.075in" fo:padding-right="0.075in" fo:padding-top="0in" fo:padding-bottom="0in" fo:border="0.5pt solid #000000" style:writing-mode="lr-tb"/>
    </style:style>
    <style:style style:name="Table19.2" style:family="table-row">
      <style:table-row-properties style:min-row-height="0.191in" style:use-optimal-row-height="false"/>
    </style:style>
    <style:style style:name="Table19.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19.6" style:family="table-row">
      <style:table-row-properties style:min-row-height="0.0486in" style:use-optimal-row-height="false"/>
    </style:style>
    <style:style style:name="Table20" style:family="table">
      <style:table-properties style:width="3.7486in" fo:margin-left="0in" table:align="left"/>
    </style:style>
    <style:style style:name="Table20.A" style:family="table-column">
      <style:table-column-properties style:column-width="0.2722in"/>
    </style:style>
    <style:style style:name="Table20.B" style:family="table-column">
      <style:table-column-properties style:column-width="3.4764in"/>
    </style:style>
    <style:style style:name="Table20.1" style:family="table-row">
      <style:table-row-properties style:min-row-height="0.1806in" style:use-optimal-row-height="false"/>
    </style:style>
    <style:style style:name="Table20.A1" style:family="table-cell">
      <style:table-cell-properties fo:padding-left="0.075in" fo:padding-right="0.075in" fo:padding-top="0in" fo:padding-bottom="0in" fo:border="0.5pt solid #000000" style:glyph-orientation-vertical="0"/>
    </style:style>
    <style:style style:name="Table20.B1" style:family="table-cell">
      <style:table-cell-properties fo:padding-left="0.075in" fo:padding-right="0.075in" fo:padding-top="0in" fo:padding-bottom="0in" fo:border="0.5pt solid #000000" style:writing-mode="lr-tb"/>
    </style:style>
    <style:style style:name="Table20.2" style:family="table-row">
      <style:table-row-properties style:min-row-height="0.191in" style:use-optimal-row-height="false"/>
    </style:style>
    <style:style style:name="Table20.5" style:family="table-row">
      <style:table-row-properties style:min-row-height="0.0486in" style:use-optimal-row-height="false"/>
    </style:style>
    <style:style style:name="Table21" style:family="table">
      <style:table-properties style:width="3.7486in" fo:margin-left="0in" table:align="left"/>
    </style:style>
    <style:style style:name="Table21.A" style:family="table-column">
      <style:table-column-properties style:column-width="0.2722in"/>
    </style:style>
    <style:style style:name="Table21.B" style:family="table-column">
      <style:table-column-properties style:column-width="3.4764in"/>
    </style:style>
    <style:style style:name="Table21.1" style:family="table-row">
      <style:table-row-properties style:min-row-height="0.1806in" style:use-optimal-row-height="false"/>
    </style:style>
    <style:style style:name="Table21.A1" style:family="table-cell">
      <style:table-cell-properties fo:padding-left="0.075in" fo:padding-right="0.075in" fo:padding-top="0in" fo:padding-bottom="0in" fo:border="0.5pt solid #000000" style:glyph-orientation-vertical="0"/>
    </style:style>
    <style:style style:name="Table21.B1" style:family="table-cell">
      <style:table-cell-properties fo:padding-left="0.075in" fo:padding-right="0.075in" fo:padding-top="0in" fo:padding-bottom="0in" fo:border="0.5pt solid #000000" style:writing-mode="lr-tb"/>
    </style:style>
    <style:style style:name="Table21.2" style:family="table-row">
      <style:table-row-properties style:min-row-height="0.191in" style:use-optimal-row-height="false"/>
    </style:style>
    <style:style style:name="Table21.4" style:family="table-row">
      <style:table-row-properties style:min-row-height="0.0486in" style:use-optimal-row-height="false"/>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officeooo:paragraph-rsid="001a7847"/>
    </style:style>
    <style:style style:name="P4" style:family="paragraph" style:parent-style-name="Standard">
      <style:paragraph-properties fo:margin-top="0in" fo:margin-bottom="0in" loext:contextual-spacing="false" fo:line-height="100%"/>
      <style:text-properties officeooo:paragraph-rsid="001f7002"/>
    </style:style>
    <style:style style:name="P5" style:family="paragraph" style:parent-style-name="Standard">
      <style:paragraph-properties fo:margin-top="0in" fo:margin-bottom="0in" loext:contextual-spacing="false" fo:line-height="100%"/>
      <style:text-properties officeooo:paragraph-rsid="0024d6fc"/>
    </style:style>
    <style:style style:name="P6" style:family="paragraph" style:parent-style-name="Standard">
      <style:paragraph-properties fo:margin-top="0in" fo:margin-bottom="0in" loext:contextual-spacing="false" fo:line-height="100%"/>
      <style:text-properties officeooo:paragraph-rsid="002ac963"/>
    </style:style>
    <style:style style:name="P7" style:family="paragraph" style:parent-style-name="Standard">
      <style:paragraph-properties fo:margin-top="0in" fo:margin-bottom="0in" loext:contextual-spacing="false" fo:line-height="100%"/>
      <style:text-properties officeooo:paragraph-rsid="002c1275"/>
    </style:style>
    <style:style style:name="P8" style:family="paragraph" style:parent-style-name="Standard">
      <style:paragraph-properties fo:margin-top="0in" fo:margin-bottom="0in" loext:contextual-spacing="false" fo:line-height="100%"/>
      <style:text-properties fo:font-size="1pt" style:font-size-asian="1pt" style:font-size-complex="1pt"/>
    </style:style>
    <style:style style:name="P9" style:family="paragraph" style:parent-style-name="Standard">
      <style:paragraph-properties fo:margin-top="0in" fo:margin-bottom="0in" loext:contextual-spacing="false" fo:line-height="100%"/>
      <style:text-properties fo:font-size="1pt" officeooo:paragraph-rsid="001a7847" style:font-size-asian="1pt" style:font-size-complex="1pt"/>
    </style:style>
    <style:style style:name="P10" style:family="paragraph" style:parent-style-name="Standard">
      <style:paragraph-properties fo:margin-top="0in" fo:margin-bottom="0in" loext:contextual-spacing="false" fo:line-height="100%"/>
      <style:text-properties fo:font-size="1pt" officeooo:paragraph-rsid="001f7002" style:font-size-asian="1pt" style:font-size-complex="1pt"/>
    </style:style>
    <style:style style:name="P11" style:family="paragraph" style:parent-style-name="Standard">
      <style:paragraph-properties fo:margin-top="0in" fo:margin-bottom="0in" loext:contextual-spacing="false" fo:line-height="100%"/>
      <style:text-properties fo:font-size="1pt" officeooo:paragraph-rsid="002c1275" style:font-size-asian="1pt" style:font-size-complex="1pt"/>
    </style:style>
    <style:style style:name="P12" style:family="paragraph" style:parent-style-name="Standard">
      <style:paragraph-properties fo:margin-top="0in" fo:margin-bottom="0in" loext:contextual-spacing="false" fo:line-height="100%"/>
      <style:text-properties fo:font-size="1pt" fo:language="en" fo:country="GB" style:font-size-asian="1pt" style:font-size-complex="1pt"/>
    </style:style>
    <style:style style:name="P13" style:family="paragraph" style:parent-style-name="Standard">
      <style:paragraph-properties fo:margin-top="0in" fo:margin-bottom="0in" loext:contextual-spacing="false" fo:line-height="100%"/>
      <style:text-properties fo:language="en" fo:country="GB"/>
    </style:style>
    <style:style style:name="P14" style:family="paragraph" style:parent-style-name="Zitat">
      <style:paragraph-properties fo:margin-top="0in" fo:margin-bottom="0in" loext:contextual-spacing="false" fo:line-height="100%"/>
    </style:style>
    <style:style style:name="P15" style:family="paragraph" style:parent-style-name="Standard">
      <style:paragraph-properties fo:margin-left="0.0783in" fo:margin-right="0.0783in" fo:margin-top="0in" fo:margin-bottom="0in" loext:contextual-spacing="false" fo:line-height="100%" fo:text-align="center" style:justify-single-word="false" fo:text-indent="0in" style:auto-text-indent="false">
        <style:tab-stops/>
      </style:paragraph-properties>
    </style:style>
    <style:style style:name="P16" style:family="paragraph" style:parent-style-name="Standard">
      <style:paragraph-properties fo:margin-left="0.0783in" fo:margin-right="0.0783in" fo:margin-top="0in" fo:margin-bottom="0in" loext:contextual-spacing="false" fo:line-height="100%" fo:text-align="center" style:justify-single-word="false" fo:text-indent="0in" style:auto-text-indent="false">
        <style:tab-stops/>
      </style:paragraph-properties>
      <style:text-properties officeooo:paragraph-rsid="001a7847"/>
    </style:style>
    <style:style style:name="P17" style:family="paragraph" style:parent-style-name="Standard">
      <style:paragraph-properties fo:margin-left="0.0783in" fo:margin-right="0.0783in" fo:margin-top="0in" fo:margin-bottom="0in" loext:contextual-spacing="false" fo:line-height="100%" fo:text-align="center" style:justify-single-word="false" fo:text-indent="0in" style:auto-text-indent="false">
        <style:tab-stops/>
      </style:paragraph-properties>
      <style:text-properties officeooo:paragraph-rsid="001f7002"/>
    </style:style>
    <style:style style:name="P18" style:family="paragraph" style:parent-style-name="Standard">
      <style:paragraph-properties fo:margin-left="0.0783in" fo:margin-right="0.0783in" fo:margin-top="0in" fo:margin-bottom="0in" loext:contextual-spacing="false" fo:line-height="100%" fo:text-align="center" style:justify-single-word="false" fo:text-indent="0in" style:auto-text-indent="false">
        <style:tab-stops/>
      </style:paragraph-properties>
      <style:text-properties officeooo:paragraph-rsid="002c1275"/>
    </style:style>
    <style:style style:name="P19" style:family="paragraph" style:parent-style-name="Zitat">
      <style:paragraph-properties fo:margin-left="0.248in" fo:margin-right="0.248in" fo:margin-top="0in" fo:margin-bottom="0in" loext:contextual-spacing="false" fo:line-height="100%" fo:text-indent="0in" style:auto-text-indent="false">
        <style:tab-stops/>
      </style:paragraph-properties>
    </style:style>
    <style:style style:name="P20" style:family="paragraph" style:parent-style-name="Zitat">
      <style:paragraph-properties fo:margin-left="0.248in" fo:margin-right="0.248in" fo:margin-top="0in" fo:margin-bottom="0in" loext:contextual-spacing="false" fo:line-height="100%" fo:text-indent="0in" style:auto-text-indent="false">
        <style:tab-stops/>
      </style:paragraph-properties>
      <style:text-properties officeooo:paragraph-rsid="00074d9e"/>
    </style:style>
    <style:style style:name="P21" style:family="paragraph" style:parent-style-name="Standard">
      <style:paragraph-properties fo:margin-left="0in" fo:margin-right="0in" fo:text-indent="0.248in" style:auto-text-indent="false"/>
    </style:style>
    <style:style style:name="P22" style:family="paragraph" style:parent-style-name="Zitat">
      <style:paragraph-properties fo:margin-left="0in" fo:margin-right="0in" fo:margin-top="0in" fo:margin-bottom="0in" loext:contextual-spacing="false" fo:line-height="100%" fo:text-indent="0.25in" style:auto-text-indent="false">
        <style:tab-stops/>
      </style:paragraph-properties>
    </style:style>
    <style:style style:name="P23" style:family="paragraph" style:parent-style-name="Standard">
      <style:paragraph-properties fo:line-height="100%"/>
    </style:style>
    <style:style style:name="P24" style:family="paragraph" style:parent-style-name="Standard">
      <style:text-properties officeooo:paragraph-rsid="0006f88e"/>
    </style:style>
    <style:style style:name="P25" style:family="paragraph" style:parent-style-name="Standard">
      <style:text-properties officeooo:paragraph-rsid="0012fb24"/>
    </style:style>
    <style:style style:name="P26" style:family="paragraph" style:parent-style-name="Standard">
      <style:text-properties officeooo:paragraph-rsid="001a7847"/>
    </style:style>
    <style:style style:name="P27" style:family="paragraph" style:parent-style-name="Standard">
      <style:text-properties fo:font-size="11pt" fo:font-weight="normal" officeooo:rsid="001d6ca5" officeooo:paragraph-rsid="001d6ca5" style:font-size-asian="11pt" style:font-weight-asian="normal" style:font-size-complex="11pt"/>
    </style:style>
    <style:style style:name="P28" style:family="paragraph" style:parent-style-name="Standard">
      <style:text-properties fo:font-size="11pt" officeooo:rsid="002ef097" officeooo:paragraph-rsid="002ef097" style:font-size-asian="11pt" style:font-size-complex="11pt"/>
    </style:style>
    <style:style style:name="P29" style:family="paragraph" style:parent-style-name="Standard">
      <style:text-properties officeooo:paragraph-rsid="001f7002"/>
    </style:style>
    <style:style style:name="P30" style:family="paragraph" style:parent-style-name="Standard">
      <style:text-properties officeooo:rsid="0026efc2" officeooo:paragraph-rsid="0026efc2"/>
    </style:style>
    <style:style style:name="P31" style:family="paragraph" style:parent-style-name="Standard">
      <style:text-properties officeooo:paragraph-rsid="002c1275"/>
    </style:style>
    <style:style style:name="P32" style:family="paragraph" style:parent-style-name="Zitat">
      <style:paragraph-properties fo:line-height="100%"/>
      <style:text-properties fo:font-style="normal" style:font-style-asian="normal" style:font-style-complex="normal"/>
    </style:style>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1">
      <style:paragraph-properties fo:margin-left="0.4957in" fo:margin-right="0in" fo:text-indent="-0.248in" style:auto-text-indent="false">
        <style:tab-stops/>
      </style:paragraph-properties>
    </style:style>
    <style:style style:name="P36" style:family="paragraph" style:parent-style-name="Überschrift_20_1" style:master-page-name="MP0">
      <style:paragraph-properties style:page-number="auto" fo:break-before="page"/>
    </style:style>
    <style:style style:name="P37" style:family="paragraph" style:parent-style-name="Überschrift_20_1">
      <style:paragraph-properties fo:break-before="page"/>
    </style:style>
    <style:style style:name="P38" style:family="paragraph" style:parent-style-name="Überschrift_20_2">
      <style:paragraph-properties fo:break-before="page"/>
    </style:style>
    <style:style style:name="P39" style:family="paragraph" style:parent-style-name="Überschrift_20_3">
      <style:text-properties officeooo:paragraph-rsid="0013c22a"/>
    </style:style>
    <style:style style:name="P40" style:family="paragraph" style:parent-style-name="Überschrift_20_3">
      <style:text-properties officeooo:paragraph-rsid="0006f88e"/>
    </style:style>
    <style:style style:name="P41" style:family="paragraph" style:parent-style-name="Überschrift_20_3">
      <style:text-properties officeooo:paragraph-rsid="001a7847"/>
    </style:style>
    <style:style style:name="P42" style:family="paragraph" style:parent-style-name="Überschrift_20_3">
      <style:text-properties officeooo:paragraph-rsid="002c1275"/>
    </style:style>
    <style:style style:name="P43" style:family="paragraph" style:parent-style-name="Überschrift_20_3">
      <style:paragraph-properties fo:break-before="page"/>
    </style:style>
    <style:style style:name="P44" style:family="paragraph" style:parent-style-name="Überschrift_20_3">
      <style:paragraph-properties fo:break-before="page"/>
      <style:text-properties officeooo:paragraph-rsid="001f7002"/>
    </style:style>
    <style:style style:name="T1" style:family="text">
      <style:text-properties fo:font-weight="bold" style:font-weight-asian="bold"/>
    </style:style>
    <style:style style:name="T2" style:family="text">
      <style:text-properties fo:font-weight="normal" style:font-weight-asian="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officeooo:rsid="0005c0d1"/>
    </style:style>
    <style:style style:name="T6" style:family="text">
      <style:text-properties style:font-name="Cambria" fo:font-size="11pt" fo:font-weight="bold" officeooo:rsid="001a7847" style:font-size-asian="11pt" style:font-weight-asian="bold" style:font-size-complex="11pt" style:font-weight-complex="bold"/>
    </style:style>
    <style:style style:name="T7" style:family="text">
      <style:text-properties style:font-name="Cambria" fo:font-size="11pt" fo:font-weight="bold" officeooo:rsid="0021a560" style:font-size-asian="11pt" style:font-weight-asian="bold" style:font-size-complex="11pt" style:font-weight-complex="bold"/>
    </style:style>
    <style:style style:name="T8" style:family="text">
      <style:text-properties style:font-name="Cambria" fo:font-size="11pt" fo:font-weight="bold" officeooo:rsid="00260c38" style:font-size-asian="11pt" style:font-weight-asian="bold" style:font-size-complex="11pt" style:font-weight-complex="bold"/>
    </style:style>
    <style:style style:name="T9" style:family="text">
      <style:text-properties style:font-name="Cambria" fo:font-size="11pt" fo:font-weight="bold" officeooo:rsid="002c1275" style:font-size-asian="11pt" style:font-weight-asian="bold" style:font-size-complex="11pt" style:font-weight-complex="bold"/>
    </style:style>
    <style:style style:name="T10" style:family="text">
      <style:text-properties officeooo:rsid="0013c22a"/>
    </style:style>
    <style:style style:name="T11" style:family="text">
      <style:text-properties fo:font-size="11pt" officeooo:rsid="001649d4" style:font-size-asian="11pt" style:font-size-complex="11pt"/>
    </style:style>
    <style:style style:name="T12" style:family="text">
      <style:text-properties fo:font-size="11pt" officeooo:rsid="001b4dc4" style:font-size-asian="11pt" style:font-size-complex="11pt"/>
    </style:style>
    <style:style style:name="T13" style:family="text">
      <style:text-properties fo:font-size="11pt" officeooo:rsid="00239170" style:font-size-asian="11pt" style:font-size-complex="11pt"/>
    </style:style>
    <style:style style:name="T14" style:family="text">
      <style:text-properties fo:font-size="11pt" officeooo:rsid="0026efc2" style:font-size-asian="11pt" style:font-size-complex="11pt"/>
    </style:style>
    <style:style style:name="T15" style:family="text">
      <style:text-properties fo:font-size="11pt" officeooo:rsid="0028fe3a" style:font-size-asian="11pt" style:font-size-complex="11pt"/>
    </style:style>
    <style:style style:name="T16" style:family="text">
      <style:text-properties fo:font-size="11pt" officeooo:rsid="002c52ae" style:font-size-asian="11pt" style:font-size-complex="11pt"/>
    </style:style>
    <style:style style:name="T17" style:family="text">
      <style:text-properties fo:font-size="11pt" officeooo:rsid="002c9a5d" style:font-size-asian="11pt" style:font-size-complex="11pt"/>
    </style:style>
    <style:style style:name="T18" style:family="text">
      <style:text-properties fo:font-size="11pt" officeooo:rsid="002f09fc" style:font-size-asian="11pt" style:font-size-complex="11pt"/>
    </style:style>
    <style:style style:name="T19" style:family="text">
      <style:text-properties fo:font-size="11pt" officeooo:rsid="0033f557" style:font-size-asian="11pt" style:font-size-complex="11pt"/>
    </style:style>
    <style:style style:name="T20" style:family="text">
      <style:text-properties officeooo:rsid="0018d1fb"/>
    </style:style>
    <style:style style:name="T21" style:family="text">
      <style:text-properties officeooo:rsid="00210176"/>
    </style:style>
    <style:style style:name="T22" style:family="text">
      <style:text-properties officeooo:rsid="0024d6fc"/>
    </style:style>
    <style:style style:name="T23" style:family="text">
      <style:text-properties officeooo:rsid="002ac963"/>
    </style:style>
    <style:style style:name="T24" style:family="text">
      <style:text-properties officeooo:rsid="002c1275"/>
    </style:style>
    <style:style style:name="T25" style:family="text">
      <style:text-properties officeooo:rsid="002c52ae"/>
    </style:style>
    <style:style style:name="T26" style:family="text">
      <style:text-properties officeooo:rsid="0030463f"/>
    </style:style>
    <style:style style:name="T27" style:family="text">
      <style:text-properties officeooo:rsid="0031909c"/>
    </style:style>
    <style:style style:name="T28" style:family="text">
      <style:text-properties officeooo:rsid="0031d68b"/>
    </style:style>
    <style:style style:name="T29" style:family="text">
      <style:text-properties officeooo:rsid="0033657d"/>
    </style:style>
    <style:style style:name="T30" style:family="text">
      <style:text-properties officeooo:rsid="0033f557"/>
    </style:style>
    <style:style style:name="T31" style:family="text"/>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1">Update-Protokoll für Update in der Anlage (Synchron-Update)</text:h>
      <text:p text:style-name="Standard"/>
      <text:h text:style-name="Überschrift_20_2" text:outline-level="2">Bootloader-Identifizierung</text:h>
      <text:p text:style-name="Standard">Die Versionsnummer des Bootloaders kann über DCC (also nur vor Aktivierung und nach Beendigung des Bootloaders) abgefragt werden. Sie ist im Pseudo-CV 249 abgelegt.</text:p>
      <text:p text:style-name="Standard">Das Auslesen erfolgt über Standard DCC CV-Lese-Befehl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V #</text:p>
          </table:table-cell>
          <table:table-cell table:style-name="Table1.A1" office:value-type="string">
            <text:p text:style-name="P2">Inhalt</text:p>
          </table:table-cell>
          <table:table-cell table:style-name="Table1.A1" office:value-type="string">
            <text:p text:style-name="P2">Beschreibung</text:p>
          </table:table-cell>
        </table:table-row>
        <table:table-row table:style-name="Table1.2">
          <table:table-cell table:style-name="Table1.A1" office:value-type="string">
            <text:p text:style-name="P2">249 (lesend)</text:p>
          </table:table-cell>
          <table:table-cell table:style-name="Table1.A1" office:value-type="string">
            <text:p text:style-name="P2">Versionsnummer</text:p>
          </table:table-cell>
          <table:table-cell table:style-name="Table1.A1" office:value-type="string">
            <text:p text:style-name="P2">Bootloader -Versionsnummer (1)</text:p>
          </table:table-cell>
        </table:table-row>
      </table:table>
      <text:h text:style-name="Überschrift_20_3" text:outline-level="3">Seriennummern in Verwendung und geplant:</text:h>
      <text:list xml:id="list964721991" text:style-name="L1">
        <text:list-item>
          <text:p text:style-name="P35">Vorab- oder Testversionen</text:p>
        </text:list-item>
        <text:list-item>
          <text:p text:style-name="P35">Geplant für Erstauslieferung</text:p>
        </text:list-item>
      </text:list>
      <text:h text:style-name="Überschrift_20_2" text:outline-level="2">Aktivierung des Bootloaders</text:h>
      <text:p text:style-name="Standard">Pseudo-CV‘s über normales DCC mit CV-Verify-Befehlen (wichtig: nicht CV-Schreibbefehlen) senden (Adresse: gewünschter Decoder oder Broadcast für alle Decoder eines Typs):</text:p>
      <text:p text:style-name="Standard"><text:line-break/>Diese CV’s müssen in der angegebenen Reihenfolge angesprochen werden (Unlock-Sequenz).</text:p>
      <text:p text:style-name="Standard">Sound- und Fahrdecoder:</text:p>
      <table:table table:name="Table2" table:style-name="Table2">
        <table:table-column table:style-name="Table2.A"/>
        <table:table-column table:style-name="Table2.B"/>
        <table:table-column table:style-name="Table2.C"/>
        <table:table-row>
          <table:table-cell table:style-name="Table2.A1" office:value-type="string">
            <text:p text:style-name="P2">CV #</text:p>
          </table:table-cell>
          <table:table-cell table:style-name="Table2.A1" office:value-type="string">
            <text:p text:style-name="P2">Inhalt</text:p>
          </table:table-cell>
          <table:table-cell table:style-name="Table2.A1" office:value-type="string">
            <text:p text:style-name="P2">Beschreibung</text:p>
          </table:table-cell>
        </table:table-row>
        <table:table-row>
          <table:table-cell table:style-name="Table2.A1" office:value-type="string">
            <text:p text:style-name="P2">8 (Zugriff über Verify-Befehl)</text:p>
            <text:p text:style-name="P2"/>
          </table:table-cell>
          <table:table-cell table:style-name="Table2.A1" office:value-type="string">
            <text:p text:style-name="P2">0xFF</text:p>
          </table:table-cell>
          <table:table-cell table:style-name="Table2.A1" office:value-type="string">
            <text:p text:style-name="P2">Damit werden die internen Zähler zurück gesetzt.</text:p>
          </table:table-cell>
        </table:table-row>
        <table:table-row>
          <table:table-cell table:style-name="Table2.A1" table:number-columns-spanned="3" office:value-type="string">
            <text:p text:style-name="P2">Auf CV 105 und 106 werden nun die Product-ID und anschließend die Seriennummer „geschrieben“ Zugriff über Verify-Befehl , hierzu werden die beiden 32bit Werte in MSB, Upper, Lower und LSB getrennt und wie folgt gesendet:</text:p>
            <text:p text:style-name="P2">CV105 MSB</text:p>
            <text:p text:style-name="P2">CV106 Upper </text:p>
            <text:p text:style-name="P2">CV105 Lower</text:p>
            <text:p text:style-name="P2">CV106 LSB</text:p>
            <text:p text:style-name="P2">Wird als Seriennummer 0 übertragen werden alle Decoder des Typs angesprochen.</text:p>
          </table:table-cell>
          <table:covered-table-cell/>
          <table:covered-table-cell/>
        </table:table-row>
      </table:table>
      <text:h text:style-name="Überschrift_20_3" text:outline-level="3">Product-IDs</text:h>
      <text:list xml:id="list145747893505630" text:continue-numbering="true" text:style-name="L1">
        <text:list-item>
          <text:p text:style-name="P35">45 für MS450 mit Vorab- oder Testversionen</text:p>
        </text:list-item>
      </text:list>
      <text:list xml:id="list3319413263" text:style-name="L2">
        <text:list-item>
          <text:p text:style-name="P33"><text:soft-page-break/>(0x06 04 32 00 für MS450) geplant für Erstauslieferung</text:p>
        </text:list-item>
      </text:list>
      <text:p text:style-name="Standard">MX82x: (Weichendecoder)</text:p>
      <table:table table:name="Table3" table:style-name="Table3">
        <table:table-column table:style-name="Table3.A"/>
        <table:table-column table:style-name="Table3.B"/>
        <table:table-column table:style-name="Table3.C"/>
        <table:table-row>
          <table:table-cell table:style-name="Table3.A1" office:value-type="string">
            <text:p text:style-name="P2">CV #</text:p>
          </table:table-cell>
          <table:table-cell table:style-name="Table3.A1" office:value-type="string">
            <text:p text:style-name="P2">Inhalt</text:p>
          </table:table-cell>
          <table:table-cell table:style-name="Table3.A1" office:value-type="string">
            <text:p text:style-name="P2">Beschreibung</text:p>
          </table:table-cell>
        </table:table-row>
        <table:table-row>
          <table:table-cell table:style-name="Table3.A1" office:value-type="string">
            <text:p text:style-name="P2">249 (Zugriff über Verify-Befehl)</text:p>
            <text:p text:style-name="P2"/>
          </table:table-cell>
          <table:table-cell table:style-name="Table3.A1" office:value-type="string">
            <text:p text:style-name="P2">Decodertyp-ID<text:line-break/>(Startbyte)</text:p>
            <text:p text:style-name="P2"><text:s/>oder</text:p>
            <text:p text:style-name="P2">Sonderwert <text:s/>‘0‘</text:p>
          </table:table-cell>
          <table:table-cell table:style-name="Table3.A1" office:value-type="string">
            <text:p text:style-name="P2">Die Angabe einer Decodertyp-ID sorgt dafür, daß nur Decoder dieses Typs in den Bootloader-Betrieb wechseln.<text:line-break/></text:p>
            <text:p text:style-name="P2">Bei Sonderwert 0 starten alle Decoder im Bootloader-Betrieb, die Decodertyp-ID wird dann erst später überprüft.</text:p>
          </table:table-cell>
        </table:table-row>
        <table:table-row>
          <table:table-cell table:style-name="Table3.A1" office:value-type="string">
            <text:p text:style-name="P2">247</text:p>
          </table:table-cell>
          <table:table-cell table:style-name="Table3.A1" office:value-type="string">
            <text:p text:style-name="P2">Entsperr-Sequenz 1</text:p>
          </table:table-cell>
          <table:table-cell table:style-name="Table3.A1" office:value-type="string">
            <text:p text:style-name="P2">fester Wert: 0x55 = 85, bereitet Einstieg in Bootloader vor</text:p>
          </table:table-cell>
        </table:table-row>
        <table:table-row>
          <table:table-cell table:style-name="Table3.A1" office:value-type="string">
            <text:p text:style-name="P2">248</text:p>
          </table:table-cell>
          <table:table-cell table:style-name="Table3.A1" office:value-type="string">
            <text:p text:style-name="P2">Entsperr-Sequenz 2</text:p>
          </table:table-cell>
          <table:table-cell table:style-name="Table3.A1" office:value-type="string">
            <text:p text:style-name="P2">fester Wert: 0xAA = 170, Bootloader startet nun</text:p>
          </table:table-cell>
        </table:table-row>
      </table:table>
      <text:p text:style-name="Standard"/>
      <text:p text:style-name="Standard"><text:span text:style-name="Absatz-Standardschriftart"><text:span text:style-name="T1">Wichtig:</text:span></text:span> Diese Pseudo-CV’s werden nicht CV-Schreibbefehlen gesetzt, um zu verhindern, daß Decoder die nicht Synchron-Update-fähig sind umprogrammiert werden. Stattdessen werden die Daten mittels CV-Verify-Befehlen gesendet.</text:p>
      <text:p text:style-name="Standard">Danach sind, falls vorhanden, die entsprechenden Decoder im Bootloader-Betrieb und können im Bootloader-eigenen Signal- und Datenformat angesprochen werden. Bevor ein Flash-Update durchgeführt werden kann, wird die Decodertyp-ID zur Sicherheit noch beim Ping-Befehl abgefragt.</text:p>
      <text:p text:style-name="Standard">Alle Decoder, Gruppen von Decodern, Gruppen bestimmter Decodertypen, oder auch einzelne Decoder können gezielt in den Update-Modus versetzt werden; alle nicht angesprochen Decoder bleiben im Normalbetrieb und nehmen nicht am Synchron-Update teil:</text:p>
      <text:list xml:id="list1694319268" text:style-name="L3">
        <text:list-item>
          <text:p text:style-name="P34">Um einen einzelnen Decoder in den Bootloader-Betrieb zu versetzen, die obigen CV’s in angegebener Reihenfolge (mit gültiger Decodertyp-ID) an seine Adresse übertragen.</text:p>
        </text:list-item>
        <text:list-item>
          <text:p text:style-name="P34">Um alle Decoder eines Typs in den Bootloader-Betrieb zu versetzen, dieselben Daten an die Broadcast-Adresse senden.</text:p>
        </text:list-item>
        <text:list-item>
          <text:p text:style-name="P34">Um alle Decoder im System (unabhängig vom Decodertyp) in den Bootloader-Betrieb zu versetzen, ‘0‘ als Decodertyp-ID senden. </text:p>
        </text:list-item>
        <text:list-item>
          <text:p text:style-name="P34">Um nur einzelne Decoder vom Bootloader-Betrieb auszuschließen, zunächst die Decodertyp-ID für alle Decoder per Broadcast-Adresse senden, danach können Decoder über ihre DCC-Adresse gezielt durch Angabe einer ungültigen Decodertyp-ID (auch nicht ‘0‘) wieder abgewählt werden. Danach die Entsperr-Sequenz in angegebener Reihenfolge für alle Decoder gemeinsam per Broadcast übertragen. Damit wird bei den Decodern mit gültiger Decodertyp-ID der Bootloader gestartet. <text:s/></text:p>
        </text:list-item>
        <text:list-item>
          <text:p text:style-name="P34">Wenn nur einige Decoder in den Bootloader-Betrieb versetzt werden sollen, nur an die gewünschten Decoder die Decodertyp-ID einzeln übertragen, danach die Entsperr-Sequenz in angegebener Reihenfolge für <text:soft-page-break/>alle Decoder gemeinsam per Broadcast übertragen und damit den Bootloader starten. <text:s/>Die Entsperr-Zugriffe 1 und 2 müssen aber immer unmittelbar aufeinander folgen.</text:p>
        </text:list-item>
      </text:list>
      <text:h text:style-name="P38" text:outline-level="2">Datenübertragung</text:h>
      <text:p text:style-name="Standard"/>
      <text:p text:style-name="Standard">Nach Aktivierung des Bootloaders werden Datenpakete im im Folgenden definierten Format ausgesendet. Die Übertragung auf der Schiene erfolgt in Paketen mit einem Signal ähnlich DCC, aber mit abweichendem Timing, wie zuvor mittels Pseudo-CV festgelegt, und gekürzten Bits.</text:p>
      <text:p text:style-name="Standard">Wie bei DCC wird nach der Preambel und zwischen jedem Datenbyte ein Start-Bit (“0“) geschickt, zum Abschluß des Paketes ein Stop-Bit (“1“). <text:s/>Der Decoder reagiert auf Preambeln bestehend aus mindestens 10 aufeinanderfolgenden “1“-Bits. <text:s/>Der Host muß, um die Zuverlässigkeit zu erhöhen, mindestens 14 aufeinanderfolgende “1“-Bits als Preambel <text:s/>aussenden.</text:p>
      <text:p text:style-name="Standard">Die Datenbytes werden wie bei DCC mit dem höchstwertigen Bit zuerst gesendet (big-endian). <text:s/>Bei Datenwerten mit mehr als einem Byte wird ebenfalls das höchstwertige Byte zuerst übertagen.</text:p>
      <text:p text:style-name="Standard">Im Vergleich zu DCC wird von jedem Bit jedoch nur die erste Häfte gesendet und danach ein Pegelwechsel erzeugt. Die Schienenpegel wechseln also nach jedem Bit, die Dauer zwischen den Pegelwechseln gibt die Bitdaten wieder. Die Übertragungsgeschwindigkeit verdoppelt sich dadurch gegenüber DCC bei ansonsten gleichem Timing.</text:p>
      <text:h text:style-name="Überschrift_20_3" text:outline-level="3">Allgemeines Datenformat</text:h>
      <text:p text:style-name="Standard"/>
      <table:table table:name="Table4" table:style-name="Table4">
        <table:table-column table:style-name="Table4.A"/>
        <table:table-column table:style-name="Table4.B"/>
        <table:table-row table:style-name="Table4.1">
          <table:table-cell table:style-name="Table4.A1" table:number-rows-spanned="6" office:value-type="string">
            <text:p text:style-name="P15">Paket</text:p>
          </table:table-cell>
          <table:table-cell table:style-name="Table4.B1" office:value-type="string">
            <text:p text:style-name="P2">Preambel-Bits</text:p>
          </table:table-cell>
        </table:table-row>
        <table:table-row table:style-name="Table4.2">
          <table:covered-table-cell/>
          <table:table-cell table:style-name="Table4.B1" office:value-type="string">
            <text:p text:style-name="P2">Byte-Adresse der Daten im Flash (32-bit) oder Sonderwert für Nicht-Daten-Pakete</text:p>
          </table:table-cell>
        </table:table-row>
        <table:table-row table:style-name="Table4.2">
          <table:covered-table-cell/>
          <table:table-cell table:style-name="Table4.B1" office:value-type="string">
            <text:p text:style-name="P2">n Bytes Nutzdaten oder Parameter</text:p>
          </table:table-cell>
        </table:table-row>
        <table:table-row table:style-name="Table4.2">
          <table:covered-table-cell/>
          <table:table-cell table:style-name="Table4.B1" office:value-type="string">
            <text:p text:style-name="P2">CRC8 des Paketes</text:p>
          </table:table-cell>
        </table:table-row>
        <table:table-row table:style-name="Table4.5">
          <table:covered-table-cell/>
          <table:table-cell table:style-name="Table4.B1" office:value-type="string">
            <text:p text:style-name="P8"/>
          </table:table-cell>
        </table:table-row>
        <table:table-row table:style-name="Table4.2">
          <table:covered-table-cell/>
          <table:table-cell table:style-name="Table4.B1" office:value-type="string">
            <text:p text:style-name="P13">ACKREQ-Bits (Acknowledge-Request-Bits),</text:p>
            <text:p text:style-name="P2">die vom Decoder mit ACK-Impulsen beantwortet werden können, Bedeutung vom Paket-Typ abhängig</text:p>
          </table:table-cell>
        </table:table-row>
      </table:table>
      <text:p text:style-name="Standard"/>
      <text:p text:style-name="Standard">Die Pakete werden mit einer CRC-Checksumme des aktuellen Pakets ergänzt. Dadurch kann im Empfänger festgestellt werden, ob Datenpakete falsch empfangen worden sind. Die Berechnung der CRC’s ist im Anhang als C-Code zu finden.</text:p>
      <text:p text:style-name="Standard">Danach folgt eine Pause, in der der Decoder die Daten verarbeitet, und zum Beispiel die Checksumme berechnet. Die Länge der vom Host vorgegebenen Pause muß die vom Decoder benötigten Mindestzeiten erreichen, <text:s/>diese Zeit ist vom Decodertyp abhängig.</text:p>
      <text:p text:style-name="Standard">Im Anschluß werden vom Host ACKREQ-Bits gesendet, während der vom Decoder ACK (Acknowledge)-Impulse gesendet werden können. Wenn mehrere Decoder <text:soft-page-break/>ausgewählt und im Bootloader-Modus sind, können auch mehrere Decoder gleichzeitig ACK-Impulse senden; je nach Bedeutung des Signals (siehe Paket-Definitionen) ergibt sich eine Wired-OR oder Wired-AND Verknüpfung.</text:p>
      <text:p text:style-name="Standard">Der Host sendet mindestens 16 spezielle ACKREQ-Bits (Acknowledge Request) mit jeweils dreifacher Dauer des “1“-Bits aus, mindestens jedoch <text:span text:style-name="T18">6</text:span>0us. <text:s/>Decoder, die diese Bits empfangen und als Antwort ACK-Impulse senden wollen, antworten mit Stromimpulsen (typ. 5A) der Dauer von <office:annotation office:name="0"><dc:creator>Oswald Holub</dc:creator><dc:date>2017-12-12T02:05:00</dc:date><text:p>Es fehlt die Definition ab welchem Strom und ab welcher Länge [µs] die Zentrale ein ACK als ACK interpretieren soll.</text:p></office:annotation>zwei Dritteln dieser Dauer (=Länge eines “0“-Bits), jedoch maximal 100us<office:annotation-end office:name="0"/>, auf dem Gleis, beginnend mit jedem Pegelwechsel nach dem dritten vollständig empfangenen ACKREQ-Bit und einer darauffolgenden Wartezeit in Länge von drei weiteren ACKREQ-Bits (normalerweise also ab dem siebenten ACKREQ-Bit), für die Dauer von drei Pegelwechseln. Sollten vom Decoder innerhalb der ersten drei Bits andere Bits als ACKREQ eingelesen werden, wird weiter auf drei aufeinanderfolgende ACKREQ-Bits <office:annotation office:name="2"><dc:creator>Viktor Obrist</dc:creator><dc:date>2017-12-20T16:47:00</dc:date><text:p>Nächster Satz</text:p></office:annotation><office:annotation office:name="1"><dc:creator>Oswald Holub</dc:creator><dc:date>2017-12-12T02:00:00</dc:date><text:p>Es fehlt die Definition ab wie vielen von der Zentrale empfangenen ACK-Impulsen diese als ACK anzuerkennen sind. Ich gehe davon aus auch schon wenn nur eines der 16 ACKREQ Bits ein Ack enthält dieses gilt, aber sicher bin ich mir nicht.</text:p></office:annotation>gewartet<office:annotation-end office:name="1"/><office:annotation-end office:name="2"/>.<text:line-break/>Es ist ausreichend wenn von der Zentrale eines von den drei ACKs erkannt wird um dies als positive Rückmeldung zu werten. Als Referenz gilt momentan eine Stromschwelle von 0,5A welche für den Durchschnittsstrom innerhalb des Ack Bits erreicht werden muss, hier ist zu beachten das die ersten Messung nach frühestens 7µs gültig ist, und dass der Stromimpuls maximal 100µs dauert. </text:p>
      <text:h text:style-name="Überschrift_20_3" text:outline-level="3">Decoder, die nicht alle Bits des Datenpaketes empfangen konnten und noch auf weitere Bits warten, oder deren richtige Paketgröße vom Host noch nicht erreicht wurde, beenden den Empfang des Paketes sobald diese speziellen ACKREQ-Bits erkannt werden, und behandeln das Datenpaket als fehlerhaft. Dies kann je nach Paket-Typ ebenfalls eine Antwort mit ACK-Impulsen (als nACK, not Acknowledge) bedeuten, oder das Verwerfen des Paketes.Übertragung anderer Signale während des Bootloader-Betriebs</text:h>
      <text:p text:style-name="Standard"/>
      <text:p text:style-name="Standard">Zwischen Paketen und auch während der Übertragung eines Paketes kann uneingeschränkt pausiert werden und andere Signale an das Gleis gesendet werden, sofern diese mit dem eingestellten Timing oder dem Fallback-Timing (jeweils +/-10%) nicht als Null, Eins oder als ACKREQ-Bits interpretiert werden können. Erneuter Start der Übertragung mittels Preambel-Bits ist dazu nicht notwendig.</text:p>
      <text:p text:style-name="Standard">Es muß jedoch nach dem letzten gesendeten Bit ein gültiger Schienenpegel - beide Gleise invertiert im Vergleich zum vorigen Bit - mit mindestens 5us (mit Bit-Unter- oder –Überlänge, wenn die Übertragung des laufendne Paketes später fortgesetzt und dieses Pseudo-Bit daher nicht als Datenbit empfangen werden soll), <text:s/>angelegt werden, damit der Decoder den Empfang des vorigen Bits abschließen kann. <text:s/>Wenn ein andere Signal, das übertragen werden soll, diese Bedingungen erfüllt, kann stattdessen auch dieses direkt ohne Pause auf das letzte gesendete Bit im Bootloader-Timing folgen. Desweiteren muß dafür gesorgt sein, daß die Signale auf der Schiene den Decoder ausreichend mit Strom versorgen (kurze Signalteile, bei denen keine ausreichende positive oder <text:soft-page-break/>negative Spannung an den Schienen anliegt können vom Decoder jedoch überbrückt werden und <text:s/>sind daher erlaubt).</text:p>
      <text:p text:style-name="Standard">Somit können auch DCC-Pakete (z.B. Idle) eingefügt werden, sofern das eingestellte Update-Timing nicht im selben Timing-Bereich liegt. Falls dies der Fall sein sollte, muß ein anderes Timing mittels Config-Paket eingestellt werden.</text:p>
      <text:p text:style-name="Standard">Zwischen Paketen, also vor der Preambel des nächsten Paketes, dürfen beliebige Signal, die keine gültige Preambel darstellen (z.B. auch unbegrenzt viele ‘0‘-Bits) gesendet werden; diese werden vom Decoder ignoriert.</text:p>
      <text:p text:style-name="Standard">Weiters sind alle Decoder unabhängig vom eingestellten Timing zu jeder Zeit auch über ein festes langsames Fallback-Timing ansprechbar, Fremdsignale dürfen nicht in diesen Timing-Bereichen liegen.</text:p>
      <text:h text:style-name="P37" text:outline-level="1">Protokoll</text:h>
      <text:h text:style-name="P39" text:outline-level="3">Update-Pakete</text:h>
      <text:p text:style-name="Standard"/>
      <text:p text:style-name="Standard">Zur Programmierung werden vom Host Update-Pakete an die Decoder übermittelt:</text:p>
      <table:table table:name="Table5" table:style-name="Table5">
        <table:table-column table:style-name="Table5.A"/>
        <table:table-column table:style-name="Table5.B"/>
        <table:table-row table:style-name="Table5.1">
          <table:table-cell table:style-name="Table5.A1" table:number-rows-spanned="9" office:value-type="string">
            <text:p text:style-name="P15">Update-Paket</text:p>
          </table:table-cell>
          <table:table-cell table:style-name="Table5.B1" office:value-type="string">
            <text:p text:style-name="P2">Preambel-Bits</text:p>
          </table:table-cell>
        </table:table-row>
        <table:table-row table:style-name="Table5.2">
          <table:covered-table-cell/>
          <table:table-cell table:style-name="Table5.B1" office:value-type="string">
            <text:p text:style-name="P2">Byte-Adresse der Daten im Flash (32-bit)</text:p>
            <text:p text:style-name="P2">Oder Sonderwert für Befehle</text:p>
          </table:table-cell>
        </table:table-row>
        <table:table-row table:style-name="Table5.2">
          <table:covered-table-cell/>
          <table:table-cell table:style-name="Table5.B1" office:value-type="string">
            <text:p text:style-name="P2">Nutzdaten Byte 1</text:p>
          </table:table-cell>
        </table:table-row>
        <table:table-row table:style-name="Table5.1">
          <table:covered-table-cell/>
          <table:table-cell table:style-name="Table5.B1" office:value-type="string">
            <text:p text:style-name="P2">Nutzdaten Byte 2</text:p>
          </table:table-cell>
        </table:table-row>
        <table:table-row table:style-name="Table5.2">
          <table:covered-table-cell/>
          <table:table-cell table:style-name="Table5.B1" office:value-type="string">
            <text:p text:style-name="P2">...</text:p>
          </table:table-cell>
        </table:table-row>
        <table:table-row table:style-name="Table5.2">
          <table:covered-table-cell/>
          <table:table-cell table:style-name="Table5.B1" office:value-type="string">
            <text:p text:style-name="P2">Nutzdaten Byte n</text:p>
          </table:table-cell>
        </table:table-row>
        <table:table-row table:style-name="Table5.2">
          <table:covered-table-cell/>
          <table:table-cell table:style-name="Table5.B1" office:value-type="string">
            <text:p text:style-name="P2">CRC8 des Update-Paketes</text:p>
          </table:table-cell>
        </table:table-row>
        <table:table-row table:style-name="Table5.8">
          <table:covered-table-cell/>
          <table:table-cell table:style-name="Table5.B1" office:value-type="string">
            <text:p text:style-name="P8"/>
          </table:table-cell>
        </table:table-row>
        <table:table-row table:style-name="Table5.2">
          <table:covered-table-cell/>
          <table:table-cell table:style-name="Table5.B1" office:value-type="string">
            <text:p text:style-name="P2">ACKREQ-Bits</text:p>
            <text:p text:style-name="P2">Decoder kann mit ACK-Impulsen antworten</text:p>
            <text:p text:style-name="P2">(als nACK bei ungültiger Adresse oder CRC8-Fehler im Update-Paket)</text:p>
          </table:table-cell>
        </table:table-row>
      </table:table>
      <text:p text:style-name="Standard"/>
      <text:p text:style-name="Standard">Zunächst wird die CRC8 des CRC-Check-Paketes überprüft, bei Fehler wird nACK gesendet.<text:line-break/>Eventuelle nACK mehrerer Decoder überlagern sich. Damit kann vom Host festgestellt werden, ob bei einem oder mehreren Decodern Übertragungsfehler aufgetreten sind. Er kann dann den Vorgang wiederholen, bei häufigen Fehlern eventuell auch das Timing mittels Config-Paket (falls nicht anders möglich mit dem langsamen Fallback-Timing übertragen) verlangsamen und wiederholen. </text:p>
      <text:p text:style-name="Standard">Gültige Update-Pakete werden (wie alle anderen Pakete außer Ping) vom Decoder nur angenommen, wenn diese mittles Ping selektiert wurden und die Decodertyp-ID beim Selektieren angegeben wurde. Dies muß durch ein Ping-Paket in Kurz- oder Langform mit Decodertyp-ID (ungleich ‘0‘) geschehen, und bleibt erhalten, bis ein Ping-Paket mit anderen Daten gesendet wird. Nicht derart selektierte Decoder ignorieren Update-Pakete.</text:p>
      <text:p text:style-name="Standard">Die Datenpakete beinhalten die absolute Byte-adressierte Startadresse (höchstwertiges Byte zuerst) der folgenden Daten im Zielspeicher. Bestimmte Werte sind als Befehlspakete reserviert (siehe dort).</text:p>
      <text:p text:style-name="Standard">Jedes Update-Paket enthält danach die vom Decoder benötigte Datenmenge für einen Flash-Sektor (z.B. 32 oder 64 Bytes). <text:s/>Die Adressen müssen im gültigen Bereich für den im Decoder vorhandenen Flash-Speicher (exklusive Bootloader-Bereich) liegen, und an den Blockgrößen ausgerichtet sein (z.B. 0, 64, 128, ...). . Bei ungültiger Adresse wird ein nACK-Impuls gesendet.</text:p>
      <text:p text:style-name="Standard">Die maximale Anzahl an Übertragungs-Wiederholungen muß begrenzt werden, beispielsweise auf 5 Wiederholungen, um zu verhindern, daß ein einzelner Decoder mit Defekt oder dauerhaft schlechtem Empfang das Update der <text:soft-page-break/>restlichen Decoder blockiert.<text:line-break/>Decoder, die gerade ein Update-Paket mit identischer Startadresse erfolgreich verarbeitet haben, ignorieren die wiederholt gesendeten Update-Pakete, um zu verhindern, daß die bereits erfolgreiche Programmierung durch Empfangsstörungen wieder zerstört wird.</text:p>
      <text:p text:style-name="Standard">Nach dem erfolgreichen Empfang eines neuen (nicht wiederholten) Update-Paketes schreibt der Decoder die Daten in den Flash-Speicher. Dafür muß nach der Übertragung eine Pause entsprechend der maximal zu erwartenden Schreibdauer eingehalten werden, die vom Decoder-Typ abhängt, andernfalls gehen Datenpakete verloren (werden vom Decoder, der während des Flash-Schreibvorgangs nicht Empfängsbereit ist, nicht oder nicht vollständig empfangen und verworfen).</text:p>
      <text:h text:style-name="Überschrift_20_3" text:outline-level="3">CRC-Start-Paket</text:h>
      <text:p text:style-name="Standard"/>
      <text:p text:style-name="Standard">Nach dem letzten Update-Paket wird vom Host ein Paket mit der CRC32-Checksumme über die gesamten bisher programmierten Daten gesendet:</text:p>
      <table:table table:name="Table6" table:style-name="Table6">
        <table:table-column table:style-name="Table6.A"/>
        <table:table-column table:style-name="Table6.B"/>
        <table:table-row table:style-name="Table6.1">
          <table:table-cell table:style-name="Table6.A1" table:number-rows-spanned="8" office:value-type="string">
            <text:p text:style-name="P15">CRC-Start-Paket</text:p>
          </table:table-cell>
          <table:table-cell table:style-name="Table6.B1" office:value-type="string">
            <text:p text:style-name="P2">Preambel-Bits</text:p>
          </table:table-cell>
        </table:table-row>
        <table:table-row table:style-name="Table6.2">
          <table:covered-table-cell/>
          <table:table-cell table:style-name="Table6.B1" office:value-type="string">
            <text:p text:style-name="P2">Kommando:0xFFFF FFFB </text:p>
          </table:table-cell>
        </table:table-row>
        <table:table-row table:style-name="Table6.2">
          <table:covered-table-cell/>
          <table:table-cell table:style-name="Table6.B1" office:value-type="string">
            <text:p text:style-name="P2">Start-Adresse des Speicherbereichs (32bit)</text:p>
          </table:table-cell>
        </table:table-row>
        <table:table-row table:style-name="Table6.2">
          <table:covered-table-cell/>
          <table:table-cell table:style-name="Table6.B1" office:value-type="string">
            <text:p text:style-name="P2">End-Adresse des Speicherbereichs (32bit)</text:p>
          </table:table-cell>
        </table:table-row>
        <table:table-row table:style-name="Table6.2">
          <table:covered-table-cell/>
          <table:table-cell table:style-name="Table6.B1" office:value-type="string">
            <text:p text:style-name="P2">CRC32-Wert des Speicherbereichs</text:p>
          </table:table-cell>
        </table:table-row>
        <table:table-row table:style-name="Table6.2">
          <table:covered-table-cell/>
          <table:table-cell table:style-name="Table6.B1" office:value-type="string">
            <text:p text:style-name="P13">CRC8 des CRC-Start-Paketes</text:p>
          </table:table-cell>
        </table:table-row>
        <table:table-row table:style-name="Table6.7">
          <table:covered-table-cell/>
          <table:table-cell table:style-name="Table6.B1" office:value-type="string">
            <text:p text:style-name="P12"/>
          </table:table-cell>
        </table:table-row>
        <table:table-row table:style-name="Table6.2">
          <table:covered-table-cell/>
          <table:table-cell table:style-name="Table6.B1" office:value-type="string">
            <text:p text:style-name="P2">ACKREQ-Bits</text:p>
            <text:p text:style-name="P2">Decoder kann mit ACK-Impulsen antworten</text:p>
            <text:p text:style-name="P2">(als nACK bei CRC8-Fehler im CRC-Start-Paket selbst, oder bei ungültigen Start- oder End-Adressen)</text:p>
          </table:table-cell>
        </table:table-row>
      </table:table>
      <text:p text:style-name="Standard"/>
      <text:p text:style-name="Standard">Zunächst wird die CRC8 des CRC-Check-Paketes überprüft, bei Fehler wird nACK gesendet.</text:p>
      <text:p text:style-name="Standard">Start- und End-Adresse müssen mit den bisher (seit Bootloader-Start oder der letzten Abfrage des CRC32-Ergebnisses mittels CRC-Result-Paket) programmierten Bereichen übereinstimmen. Ist dies nicht der Fall so wird nACK gesendet und die CRC32-Prüfung nicht weiter durchgeführt. Dies dient der zusätzlichen Kontrolle auf eventuell vom Decoder nicht empfangene Update-Pakete.</text:p>
      <text:p text:style-name="Standard">Der Decoder vergleicht nun den schon während der vorangegangenen Programmierung errechneten CRC32-Wert des betreffenden Bereichs mit dem im Paket angegebenen CRC32-Wert.</text:p>
      <text:p text:style-name="Standard"><text:soft-page-break/>Die Antwort des Decoders auf das CRC-Start-Paket beinhaltet jedoch nicht das Ergebnis dieser CRC32-Überprüfung, dieses wird zwischengespeichert und muß später separat mit dem CRC-Result-Paket abgefragt werden.</text:p>
      <text:p text:style-name="Standard">Wenn ein CRC32-Fehler erkannt wird, wird beim folgenden CRC-Result-Paket ein ACK-Impuls als nACK gesendet. Damit kann vom Host festgestellt werden, ob einer oder mehrere der ausgewählten Decoder unvollständig programmiert sind, der Host kann dann entsprechend reagieren.</text:p>
      <text:h text:style-name="P43" text:outline-level="3">CRC-Result-Paket</text:h>
      <text:p text:style-name="Standard"/>
      <text:p text:style-name="Standard">Nach dem CRC-Start-Paket wird ein Paket zur Abfrage des Ergebnisses gesandt:</text:p>
      <table:table table:name="Table7" table:style-name="Table7">
        <table:table-column table:style-name="Table7.A"/>
        <table:table-column table:style-name="Table7.B"/>
        <table:table-row table:style-name="Table7.1">
          <table:table-cell table:style-name="Table7.A1" table:number-rows-spanned="5" office:value-type="string">
            <text:p text:style-name="P15">CRC-Result-Paket</text:p>
          </table:table-cell>
          <table:table-cell table:style-name="Table7.B1" office:value-type="string">
            <text:p text:style-name="P2">Preambel-Bits</text:p>
          </table:table-cell>
        </table:table-row>
        <table:table-row table:style-name="Table7.2">
          <table:covered-table-cell/>
          <table:table-cell table:style-name="Table7.B1" office:value-type="string">
            <text:p text:style-name="P2">Kommando: <text:s/>0xFFFF FFFC für “nur CRC-Check“</text:p>
            <text:p text:style-name="P2"><text:s text:c="2"/>oder</text:p>
            <text:p text:style-name="P2"><text:s/>0xFFFF FFFD für “Check &amp; Exit“</text:p>
          </table:table-cell>
        </table:table-row>
        <table:table-row table:style-name="Table7.2">
          <table:covered-table-cell/>
          <table:table-cell table:style-name="Table7.B1" office:value-type="string">
            <text:p text:style-name="P13">CRC8 des CRC-Result-Paketes</text:p>
          </table:table-cell>
        </table:table-row>
        <table:table-row table:style-name="Table7.4">
          <table:covered-table-cell/>
          <table:table-cell table:style-name="Table7.B1" office:value-type="string">
            <text:p text:style-name="P12"/>
          </table:table-cell>
        </table:table-row>
        <table:table-row table:style-name="Table7.2">
          <table:covered-table-cell/>
          <table:table-cell table:style-name="Table7.B1" office:value-type="string">
            <text:p text:style-name="P2">ACKREQ-Bits</text:p>
            <text:p text:style-name="P2">Decoder kann mit ACK-Impulsen antworten</text:p>
            <text:p text:style-name="P2">(als nACK bei fehlgeschlagener CRC32-Prüfung oder bei CRC8-Fehler im CRC-Result-Paket selbst)</text:p>
          </table:table-cell>
        </table:table-row>
      </table:table>
      <text:p text:style-name="Standard"/>
      <text:p text:style-name="Standard">Wenn ein CRC32-Fehler erkannt wurde, wird ein ACK-Impuls als nACK gesendet. Damit kann vom Host festgestellt werden, ob einer oder mehrere der ausgewählten Decoder unvollständig programmiert sind. Der Host kann dann entsprechend reagieren, zum Beispiel in dem die Programmierung des betreffenden Bereiches wiederholt wird.</text:p>
      <text:p text:style-name="Standard">Im Modus “nur CRC-Check“ bleibt der Decoder in jedem Fall im Bootloader, um weitere Programmier-Befehle entgegenzunehmen, zum Beispiel um weitere Speicherbereiche upzudaten. Dieser Modus kann auch verwendet werden, um vor der Programmierung den Decoder-Inhalt nur zu überprüfen.</text:p>
      <text:p text:style-name="Standard">Im Modus “Check &amp; Exit“ startet der Decoder bei erfolgreichem CRC-Check direkt danach im Normalbetrieb (so kann der Bootloader beendet werden); bei Fehlern bleibt der Decoder im Bootloader, da dann das Hauptprogramm nicht vollständig ist und nicht gestartet werden darf.</text:p>
      <text:p text:style-name="Standard">Decoder, bei denen der CRC32-Check fehlschlägt , antworten in beiden Modi mit einem ACK-Impuls als nACK. Der Host kann dann das Update erneut durchführen, und dies wiederholen, bis keine Decoder mehr nACK senden.</text:p>
      <text:p text:style-name="Standard">Mit “Check &amp; Exit“ kann der Bootloader außerdem auch direkt ohne CRC-Prüfung verlassen werden, wenn als Start- und Endadresse jeweils der Sonderwert 0x0000 0000 angegeben wird. Dies ist nur möglich, falls seit Start des Bootloaders noch keine Programmierung (durch Update-Pakete) stattgefunden hat, da in diesem Fall die Integrität des Hauptprogrammes nicht gefährdet ist und der Bootloader gefahrlos verlassen werden kann. nACK wird hier gesendet, falls die CRC8-Überprüfung des CRC-Paketes selbst fehlgeschlagen ist, oder schon vorher Programmierung durchgeführt wurde (als Fehlermeldung); ansonsten <text:soft-page-break/>erfolgt kein nACK und der Bootloader wird verlassen; das Hauptprogramm startet.</text:p>
      <text:h text:style-name="P43" text:outline-level="3">Config-Paket</text:h>
      <text:p text:style-name="Standard"/>
      <text:p text:style-name="Standard">Der oder die Decoder die über die Pseudo-CV’s angewählt wurden und im Bootloader-Modus und selektiert sind ändern ab dem nächsten Paket ihr Empfangs-Timing. Damit kann die Geschwindigkeit der Übertragung an die Signalqualität auf den Gleisen angepasst werden.</text:p>
      <table:table table:name="Table8" table:style-name="Table8">
        <table:table-column table:style-name="Table8.A"/>
        <table:table-column table:style-name="Table8.B"/>
        <table:table-row table:style-name="Table8.1">
          <table:table-cell table:style-name="Table8.A1" table:number-rows-spanned="6" office:value-type="string">
            <text:p text:style-name="P15">Config-Paket</text:p>
          </table:table-cell>
          <table:table-cell table:style-name="Table8.B1" office:value-type="string">
            <text:p text:style-name="P2">Preambel-Bits</text:p>
          </table:table-cell>
        </table:table-row>
        <table:table-row table:style-name="Table8.2">
          <table:covered-table-cell/>
          <table:table-cell table:style-name="Table8.B1" office:value-type="string">
            <text:p text:style-name="P2">Kommando: 0xFFFF FFFE </text:p>
          </table:table-cell>
        </table:table-row>
        <table:table-row table:style-name="Table8.2">
          <table:covered-table-cell/>
          <table:table-cell table:style-name="Table8.B1" office:value-type="string">
            <text:p text:style-name="P2">1 Byte: Timing-Wert</text:p>
          </table:table-cell>
        </table:table-row>
        <table:table-row table:style-name="Table8.2">
          <table:covered-table-cell/>
          <table:table-cell table:style-name="Table8.B1" office:value-type="string">
            <text:p text:style-name="P2">CRC8 des Config-Paketes</text:p>
          </table:table-cell>
        </table:table-row>
        <table:table-row table:style-name="Table8.5">
          <table:covered-table-cell/>
          <table:table-cell table:style-name="Table8.B1" office:value-type="string">
            <text:p text:style-name="P8"/>
          </table:table-cell>
        </table:table-row>
        <table:table-row table:style-name="Table8.2">
          <table:covered-table-cell/>
          <table:table-cell table:style-name="Table8.B1" office:value-type="string">
            <text:p text:style-name="P2">ACKREQ-Bits: </text:p>
            <text:p text:style-name="P2">Decoder kann mit ACK-Impulsen antworten</text:p>
            <text:p text:style-name="P2">(als nACK bei CRC8-Fehler im Config-Paket oder nicht unterstütztem Timing-Wert)</text:p>
          </table:table-cell>
        </table:table-row>
      </table:table>
      <text:p text:style-name="Standard">Der Timing-Wert bestimmt die Geschwindigkeit der Datenübertragung am Gleis .</text:p>
      <table:table table:name="Table9" table:style-name="Table9">
        <table:table-column table:style-name="Table9.A"/>
        <table:table-column table:style-name="Table9.B"/>
        <table:table-column table:style-name="Table9.C" table:number-columns-repeated="2"/>
        <table:table-column table:style-name="Table9.E"/>
        <table:table-row table:style-name="Table9.1">
          <table:table-cell table:style-name="Table9.A1" office:value-type="string">
            <text:p text:style-name="P1">Timing-Wert</text:p>
          </table:table-cell>
          <table:table-cell table:style-name="Table9.B1" office:value-type="string">
            <text:p text:style-name="P1">‘1‘-Bit</text:p>
          </table:table-cell>
          <table:table-cell table:style-name="Table9.B1" office:value-type="string">
            <text:p text:style-name="P1">‘0‘-Bit</text:p>
          </table:table-cell>
          <table:table-cell table:style-name="Table9.B1" office:value-type="string">
            <text:p text:style-name="P1">ACKREQ-Bit</text:p>
          </table:table-cell>
          <table:table-cell table:style-name="Table9.E1" office:value-type="string">
            <text:p text:style-name="P1">ACK-Antwortpulse</text:p>
          </table:table-cell>
        </table:table-row>
        <table:table-row table:style-name="Table9.1">
          <table:table-cell table:style-name="Table9.A2" office:value-type="string">
            <text:p text:style-name="P1">0 (Off)</text:p>
          </table:table-cell>
          <table:table-cell table:style-name="Table9.B2" office:value-type="string">
            <text:p text:style-name="P1">- (nur Fallback)</text:p>
          </table:table-cell>
          <table:table-cell table:style-name="Table9.B2" office:value-type="string">
            <text:p text:style-name="P1">- (nur Fallback)</text:p>
          </table:table-cell>
          <table:table-cell table:style-name="Table9.B2" office:value-type="string">
            <text:p text:style-name="P1">- (nur Fallback)</text:p>
          </table:table-cell>
          <table:table-cell table:style-name="Table9.E2" office:value-type="string">
            <text:p text:style-name="P1">- (nur Fallback)</text:p>
          </table:table-cell>
        </table:table-row>
        <table:table-row table:style-name="Table9.3">
          <table:table-cell table:style-name="Table9.A3" office:value-type="string">
            <text:p text:style-name="P1">1 (nicht bei MX820)</text:p>
          </table:table-cell>
          <table:table-cell table:style-name="Table9.B3" office:value-type="string">
            <text:p text:style-name="P1">10us</text:p>
          </table:table-cell>
          <table:table-cell table:style-name="Table9.B3" office:value-type="string">
            <text:p text:style-name="P1">20us</text:p>
          </table:table-cell>
          <table:table-cell table:style-name="Table9.B3" office:value-type="string">
            <text:p text:style-name="P1"><text:span text:style-name="T5">6</text:span>0us</text:p>
          </table:table-cell>
          <table:table-cell table:style-name="Table9.E3" office:value-type="string">
            <text:p text:style-name="P1"><text:span text:style-name="T19">4</text:span>0us</text:p>
          </table:table-cell>
        </table:table-row>
        <table:table-row table:style-name="Table9.3">
          <table:table-cell table:style-name="Table9.A3" office:value-type="string">
            <text:p text:style-name="P1">2 (nicht bei MX820)</text:p>
          </table:table-cell>
          <table:table-cell table:style-name="Table9.B3" office:value-type="string">
            <text:p text:style-name="P1">20us</text:p>
          </table:table-cell>
          <table:table-cell table:style-name="Table9.B3" office:value-type="string">
            <text:p text:style-name="P1">40us</text:p>
          </table:table-cell>
          <table:table-cell table:style-name="Table9.B3" office:value-type="string">
            <text:p text:style-name="P1">60us</text:p>
          </table:table-cell>
          <table:table-cell table:style-name="Table9.E3" office:value-type="string">
            <text:p text:style-name="P1">40us</text:p>
          </table:table-cell>
        </table:table-row>
        <table:table-row table:style-name="Table9.3">
          <table:table-cell table:style-name="Table9.A3" office:value-type="string">
            <text:p text:style-name="P1">3 (nicht bei MX820)</text:p>
          </table:table-cell>
          <table:table-cell table:style-name="Table9.B3" office:value-type="string">
            <text:p text:style-name="P1">40us</text:p>
          </table:table-cell>
          <table:table-cell table:style-name="Table9.B3" office:value-type="string">
            <text:p text:style-name="P1">80us</text:p>
          </table:table-cell>
          <table:table-cell table:style-name="Table9.B3" office:value-type="string">
            <text:p text:style-name="P1">120us</text:p>
          </table:table-cell>
          <table:table-cell table:style-name="Table9.E3" office:value-type="string">
            <text:p text:style-name="P1">80us</text:p>
          </table:table-cell>
        </table:table-row>
        <table:table-row table:style-name="Table9.6">
          <table:table-cell table:style-name="Table9.A3" office:value-type="string">
            <text:p text:style-name="P1">4 (Default)</text:p>
          </table:table-cell>
          <table:table-cell table:style-name="Table9.B3" office:value-type="string">
            <text:p text:style-name="P1">75us</text:p>
          </table:table-cell>
          <table:table-cell table:style-name="Table9.B3" office:value-type="string">
            <text:p text:style-name="P1">150us</text:p>
          </table:table-cell>
          <table:table-cell table:style-name="Table9.B3" office:value-type="string">
            <text:p text:style-name="P1">225us</text:p>
          </table:table-cell>
          <table:table-cell table:style-name="Table9.E3" office:value-type="string">
            <text:p text:style-name="P1">100us</text:p>
          </table:table-cell>
        </table:table-row>
        <table:table-row table:style-name="Table9.3">
          <table:table-cell table:style-name="Table9.A7" office:value-type="string">
            <text:p text:style-name="P1">Fallback-Timing</text:p>
            <text:p text:style-name="P1">(immer zusätzlich aktiv)</text:p>
          </table:table-cell>
          <table:table-cell table:style-name="Table9.B7" office:value-type="string">
            <text:p text:style-name="P1">1200us</text:p>
          </table:table-cell>
          <table:table-cell table:style-name="Table9.B7" office:value-type="string">
            <text:p text:style-name="P1">2400us</text:p>
          </table:table-cell>
          <table:table-cell table:style-name="Table9.B7" office:value-type="string">
            <text:p text:style-name="P1">3600us</text:p>
          </table:table-cell>
          <table:table-cell table:style-name="Table9.E7" office:value-type="string">
            <text:p text:style-name="P1">100us</text:p>
          </table:table-cell>
        </table:table-row>
      </table:table>
      <text:p text:style-name="P1"/>
      <text:p text:style-name="Standard">Ein langer Impuls (Bit ‚0‘) hat automatisch die doppelte Dauer eines kurzen (Bit ‚1‘), ein ACKREQ-Bit die dreifache Länge (aber mindestens <text:span text:style-name="T26">6</text:span>0us). Toleranz beim Senden: +/-5%, beim Empfangen: +/-10%</text:p>
      <text:p text:style-name="Standard">Um zu verhindern, daß durch zu schnelle Signale bei schlechter Verbindung Decoder nicht mehr ansprechbar sind, sind alle Decoder unabhängig vom hier eingestellten Timing zu jeder Zeit auch über das langsame Fallback-Timing ansprechbar.<text:line-break/>Direkt nach dem Start des Bootloaders ist Timing-Stufe 4 aktiv.</text:p>
      <text:p text:style-name="Standard">Falls die CRC8-Prüfung des Config-Paketes fehlschlägt, wird ein nACK-Impuls gesendet (als Antwort auf ACKREQ-Bits vom Host im bisherigen Timing). In diesem Fall kann der Befehl im alten Timing mehrfach wiederholt werden, um dafür zu sorgen daß alle Decoder umgeschaltet haben. Die Anzahl <text:soft-page-break/>Wiederholungen muß begrenzt werden, z.B. auf 5, um zu verhindern, daß einzelne Decoder mit Empfangsproblemen die restlichen lahmlegen können. Es kann ratsam sein, das Config-Paket immer mit dem langsamen Fallback-Timing zu senden.</text:p>
      <text:p text:style-name="Standard">Bei erfolgreichem Empfang wird im Decoder das neue Timing ab Ende der ACKREQ-Bits des Hosts aktiviert. Der Host sendet die ACKREQ-Bits also noch im alten Timing und schaltet vor Beginn der nächsten Preambel auf das neue Signal-Timing um.</text:p>
      <text:p text:style-name="Standard">Danach muß mit Ping-Paketen (mehrfach wiederholt) im alten Timing (nicht Fallback-Timing) überprüft werden, ob es Decoder gibt, die die Umschaltung nicht erfolgreich durchgeführt haben.</text:p>
      <text:h text:style-name="P43" text:outline-level="3">Ping-Paket (Kurzform)</text:h>
      <text:p text:style-name="Standard"/>
      <text:p text:style-name="Standard">Mit dem Ping-Paket in Kurzform können Decoder im Update-Modus auf der Anlage gesucht werden:</text:p>
      <table:table table:name="Table10" table:style-name="Table10">
        <table:table-column table:style-name="Table10.A"/>
        <table:table-column table:style-name="Table10.B"/>
        <table:table-row table:style-name="Table10.1">
          <table:table-cell table:style-name="Table10.A1" table:number-rows-spanned="6" office:value-type="string">
            <text:p text:style-name="P15">Ping-Paket (kurz)</text:p>
          </table:table-cell>
          <table:table-cell table:style-name="Table10.B1" office:value-type="string">
            <text:p text:style-name="P2">Preambel-Bits</text:p>
          </table:table-cell>
        </table:table-row>
        <table:table-row table:style-name="Table10.2">
          <table:covered-table-cell/>
          <table:table-cell table:style-name="Table10.B1" office:value-type="string">
            <text:p text:style-name="P2">Kommando<text:span text:style-name="Kommentarzeichen"><office:annotation><dc:creator>Viktor Obrist</dc:creator><dc:date>2017-12-04T11:50:00</dc:date><text:p>Hab ich in der Übersicht mit „Oder Sonderwert für Befehle“ Markiert, glaubst du ist das klar genug?</text:p></office:annotation></text:span>:0xFFFF FFFF </text:p>
          </table:table-cell>
        </table:table-row>
        <table:table-row table:style-name="Table10.2">
          <table:covered-table-cell/>
          <table:table-cell table:style-name="Table10.B1" office:value-type="string">
            <text:p text:style-name="P2">1 Byte: Decodertyp-ID (Startbyte)</text:p>
            <text:p text:style-name="P2"><text:s/>oder</text:p>
            <text:p text:style-name="P2">1 Byte: ‘0‘ (alle Decoder-Typen)</text:p>
          </table:table-cell>
        </table:table-row>
        <table:table-row table:style-name="Table10.2">
          <table:covered-table-cell/>
          <table:table-cell table:style-name="Table10.B1" office:value-type="string">
            <text:p text:style-name="P2">CRC8 des Ping-Paketes</text:p>
          </table:table-cell>
        </table:table-row>
        <table:table-row table:style-name="Table10.5">
          <table:covered-table-cell/>
          <table:table-cell table:style-name="Table10.B1" office:value-type="string">
            <text:p text:style-name="P8"/>
          </table:table-cell>
        </table:table-row>
        <table:table-row table:style-name="Table10.2">
          <table:covered-table-cell/>
          <table:table-cell table:style-name="Table10.B1" office:value-type="string">
            <text:p text:style-name="P2">ACKREQ-Bits</text:p>
            <text:p text:style-name="P2">Decoder kann mit ACK-Impulsen antworten</text:p>
            <text:p text:style-name="P2">(als ACK wenn der Decoder im Bootloader ist und die Decodertyp-ID übereinstimmt)</text:p>
          </table:table-cell>
        </table:table-row>
      </table:table>
      <text:p text:style-name="Standard"/>
      <text:p text:style-name="Standard">Falls die CRC8-Prüfung des Ping-Paketes fehlschlägt, wird es ohne Antwort verworfen.</text:p>
      <text:p text:style-name="Standard">Alle Decoder mit der angegenen Decoder-ID, die über die Pseudo-CV’s angewählt und in den Bootloader-Modus gebracht wurden und noch im Bootloader-Modus sind (und das Ping-Paket erfolgreich empfangen haben), antworten auf Ping-Pakete mit einem ACK-Impuls.</text:p>
      <text:p text:style-name="Standard">Wenn kein Decoder antwortet (in diesem Fall werden vom Host mehrere Wiederholungen des Pakets gesendet, um mögliche Empfangsfehler beim Ping-Paket abzudecken) sind keine weiteren Decoder mit der angegebenen Decodertyp-ID (Startbyte) mehr im Bootloader-Modus. So kann nach CRC “Check &amp; Exit“ festgestellt werden, ob alle Decoder erfolgreich programmiert wurden.</text:p>
      <text:p text:style-name="Standard">Sofern eine Decodertyp-ID abweichend von ‘0‘ gesendet wird, wird diese zusätzlich überprüft, wobei Decoder mit abweichender Decodertyp-ID deselektiert werden (Nur wenn das Ping-Paket fehlerfrei und ohne CRC8-Fehler empfangen wurde). <text:s/>Diese Decoder verbleiben weiter im Bootloader-Modus, reagieren aber erst wieder, wenn ein Ping-Paket (Kurzform) mit der richtigen Decodertyp-ID bzw. ‘0‘ empfangen wird, oder nach erfolgreichem Ping (Langform). Andere Pakete werden verworfen.<text:line-break/>Dies schützt weiters auch Decoder, die Aufgrund von früheren Übertragungsfehlern im Bootloader verblieben sind und für die die Updatepakete nicht bestimmt sind.</text:p>
      <text:p text:style-name="Standard"><text:soft-page-break/>Durch CRC “Check &amp; Exit“ kann danach der Decoder wieder in den Normalbetrieb versetzt werden; falls unvollständig muß zuvor noch die Programmierung wiederholt werden.</text:p>
      <text:p text:style-name="Standard">Mit dem Sonderwert ‘0‘als Decoder-ID antworten Decoder mit beliebiger Decoder-ID. <text:s/>Nach erfolgtem Update auf der Anlage werden vom Host noch einmal im langsamen Fallback-Timing mehrere Ping-Pakete mit dem Sonderwert ‘0‘ausgesendet werden, um zu überprüfen, ob noch Decoder (mit beliebiger Decoder-ID) im Update-Modus sind, aber den Kontakt aufgrund zu schlechten Empfanges verloren haben und daher den Befehl “CRC Check &amp; Exit“ nicht erhalten haben (d.h. möglicherweise noch unvollständig programmiert sind und daher im Bootloader verbleiben). Diese können dann ebenfalls im langsamen Fallback-Timing mittels Ping mit richtiger Decoder-ID (Startbyte) reaktiviert und dann zum Beispiel mittels Config-Paket für eine etwas langsamere Übertragung konfiguriert und erneut programmiert werden. Dies wird wiederholt, bis auch nach mehrfachen Ping-Befehlen keine Decoder mehr antworten.</text:p>
      <text:p text:style-name="Standard"/>
      <text:h text:style-name="Überschrift_20_3" text:outline-level="3">Ping-Paket (Langform mit UID, inkrementell)</text:h>
      <text:p text:style-name="Standard"/>
      <text:p text:style-name="Standard">Mit dieser Erweiterung des Ping-Paketes in Langform können mehrere Decoder mit bestimmten UID (Seriennummern) im Update-Modus auf der Anlage ausgewählt werden, um zum Beispiel für eine bestimmte Gruppe an Decodern ein Update durchzuführen:</text:p>
      <table:table table:name="Table11" table:style-name="Table11">
        <table:table-column table:style-name="Table11.A"/>
        <table:table-column table:style-name="Table11.B"/>
        <table:table-row table:style-name="Table11.1">
          <table:table-cell table:style-name="Table11.A1" table:number-rows-spanned="6" office:value-type="string">
            <text:p text:style-name="P15">Ping-Paket (lang)</text:p>
          </table:table-cell>
          <table:table-cell table:style-name="Table11.B1" office:value-type="string">
            <text:p text:style-name="P2">Preambel-Bits</text:p>
          </table:table-cell>
        </table:table-row>
        <table:table-row table:style-name="Table11.2">
          <table:covered-table-cell/>
          <table:table-cell table:style-name="Table11.B1" office:value-type="string">
            <text:p text:style-name="P2">Kommando:0xFFFF FFFF </text:p>
          </table:table-cell>
        </table:table-row>
        <table:table-row table:style-name="Table11.2">
          <table:covered-table-cell/>
          <table:table-cell table:style-name="Table11.B1" office:value-type="string">
            <text:p text:style-name="P13">1 Byte: Decodertyp-ID (Startbyte)</text:p>
            <text:p text:style-name="P13">+ 3 Bytes: restliche UID (Seriennummer, MSByte first)</text:p>
            <text:p text:style-name="P13">+ 1 Byte: Select/Deselect</text:p>
          </table:table-cell>
        </table:table-row>
        <table:table-row table:style-name="Table11.2">
          <table:covered-table-cell/>
          <table:table-cell table:style-name="Table11.B1" office:value-type="string">
            <text:p text:style-name="P2">CRC8 des Ping-Paketes</text:p>
          </table:table-cell>
        </table:table-row>
        <table:table-row table:style-name="Table11.5">
          <table:covered-table-cell/>
          <table:table-cell table:style-name="Table11.B1" office:value-type="string">
            <text:p text:style-name="P8"/>
          </table:table-cell>
        </table:table-row>
        <table:table-row table:style-name="Table11.2">
          <table:covered-table-cell/>
          <table:table-cell table:style-name="Table11.B1" office:value-type="string">
            <text:p text:style-name="P2">ACKREQ-Bits</text:p>
            <text:p text:style-name="P2">Decoder kann mit ACK-Impulsen antworten</text:p>
            <text:p text:style-name="P2">(als ACK, wenn der Decoder im Bootloader ist und Decodertyp-ID und UID (Seriennr.) übereinstimmen)</text:p>
          </table:table-cell>
        </table:table-row>
      </table:table>
      <text:p text:style-name="Standard"/>
      <text:p text:style-name="Standard">Das Ping-Paket in Langform wird um ein weiteres Datenbyte ergänzt. <text:line-break/>Dieser Wert bestimmt, wie sich das Paket auf die Decoder auswirkt:</text:p>
      <table:table table:name="Table12" table:style-name="Table12">
        <table:table-column table:style-name="Table12.A"/>
        <table:table-column table:style-name="Table12.B"/>
        <table:table-row table:style-name="Table12.1">
          <table:table-cell table:style-name="Table12.A1" office:value-type="string">
            <text:p text:style-name="Standard">Select/Deselect</text:p>
          </table:table-cell>
          <table:table-cell table:style-name="Table12.A1" office:value-type="string">
            <text:p text:style-name="Standard">Auswirkung</text:p>
          </table:table-cell>
        </table:table-row>
        <text:soft-page-break/>
        <table:table-row table:style-name="Table12.2">
          <table:table-cell table:style-name="Table12.A1" office:value-type="string">
            <text:p text:style-name="Standard">1</text:p>
          </table:table-cell>
          <table:table-cell table:style-name="Table12.A1" office:value-type="string">
            <text:p text:style-name="Standard">Der Decoder mit der angegebenen UID wird selektiert<text:line-break/>(ohne andere Decoder zu beeinflussen)</text:p>
          </table:table-cell>
        </table:table-row>
        <table:table-row table:style-name="Table12.3">
          <table:table-cell table:style-name="Table12.A1" office:value-type="string">
            <text:p text:style-name="Standard">0</text:p>
          </table:table-cell>
          <table:table-cell table:style-name="Table12.A1" office:value-type="string">
            <text:p text:style-name="Standard">Der Decoder mit der angegebenen UID wird deselektiert<text:line-break/>(ohne andere Decoder zu beeinflussen)</text:p>
          </table:table-cell>
        </table:table-row>
        <table:table-row table:style-name="Table12.4">
          <table:table-cell table:style-name="Table12.A1" office:value-type="string">
            <text:p text:style-name="Standard">jeder andere Wert (ungültig)</text:p>
          </table:table-cell>
          <table:table-cell table:style-name="Table12.A1" office:value-type="string">
            <text:p text:style-name="Standard">Das Paket wirkt wie einen normales Ping-Paket in Langform:</text:p>
            <text:p text:style-name="Standard">Der Decoder mit der angegebenen UID wird selektiert, <text:line-break/>alle anderen Decoder werden deselektiert</text:p>
          </table:table-cell>
        </table:table-row>
      </table:table>
      <text:p text:style-name="Standard"/>
      <text:p text:style-name="Standard">In allen anderen Belangen verhält sich das Ping-Paket genau wie die normale Variante ohne Select/Deselect-Byte.</text:p>
      <text:h text:style-name="P43" text:outline-level="3">UID-Search-Paket</text:h>
      <text:p text:style-name="Standard"/>
      <text:p text:style-name="Standard">Mit dem UID-Search-Paket können die UIDs (Seriennummern) und die Anzahl aller Decoder im Update-Modus auf der Anlage ermittelt werden:</text:p>
      <table:table table:name="Table13" table:style-name="Table13">
        <table:table-column table:style-name="Table13.A"/>
        <table:table-column table:style-name="Table13.B"/>
        <table:table-row table:style-name="Table13.1">
          <table:table-cell table:style-name="Table13.A1" table:number-rows-spanned="6" office:value-type="string">
            <text:p text:style-name="P15">UID-Search-Paket</text:p>
          </table:table-cell>
          <table:table-cell table:style-name="Table13.B1" office:value-type="string">
            <text:p text:style-name="P2">Preambel-Bits</text:p>
          </table:table-cell>
        </table:table-row>
        <table:table-row table:style-name="Table13.2">
          <table:covered-table-cell/>
          <table:table-cell table:style-name="Table13.B1" office:value-type="string">
            <text:p text:style-name="P2">Kommando: 0xFFFF FFFA (</text:p>
          </table:table-cell>
        </table:table-row>
        <table:table-row table:style-name="Table13.2">
          <table:covered-table-cell/>
          <table:table-cell table:style-name="Table13.B1" office:value-type="string">
            <text:p text:style-name="P2">1 Byte: 255 für Start des Suchlaufes</text:p>
            <text:p text:style-name="P2">oder</text:p>
            <text:p text:style-name="P2">1 Byte: Nummer des aktuellen Bits (0..31, oder 64+0...64+31 für invertierten Bitwert)</text:p>
            <text:p text:style-name="P2">oder</text:p>
            <text:p text:style-name="P2">1 Byte: Nummer des aktuellen Bits + 128 für „weiter mit Bit ‘0‘ “</text:p>
            <text:p text:style-name="P2">oder</text:p>
            <text:p text:style-name="P2">1 Byte: Nummer des aktuellen Bits + 192 für „weiter mit Bit ‘1‘ “</text:p>
          </table:table-cell>
        </table:table-row>
        <table:table-row table:style-name="Table13.2">
          <table:covered-table-cell/>
          <table:table-cell table:style-name="Table13.B1" office:value-type="string">
            <text:p text:style-name="P13">CRC8 des UID-Search-Paketes</text:p>
          </table:table-cell>
        </table:table-row>
        <table:table-row table:style-name="Table13.5">
          <table:covered-table-cell/>
          <table:table-cell table:style-name="Table13.B1" office:value-type="string">
            <text:p text:style-name="P12"/>
          </table:table-cell>
        </table:table-row>
        <table:table-row table:style-name="Table13.2">
          <table:covered-table-cell/>
          <table:table-cell table:style-name="Table13.B1" office:value-type="string">
            <text:p text:style-name="P2">ACKREQ-Bits</text:p>
            <text:p text:style-name="P2">Ein oder mehrere Decoder können mit ACK-Impulsen antworten (wenn das entsprechende Bit der Decoder-UID (Seriennr.) übereinstimmt)</text:p>
          </table:table-cell>
        </table:table-row>
      </table:table>
      <text:p text:style-name="Standard">Bitnummer: <text:s/>0 für niederwertigstes Bit des Wertes</text:p>
      <text:p text:style-name="Standard">Falls die CRC8-Prüfung des UID-Search-Paketes fehlschlägt, wird es ohne Antwort verworfen (kein nACK).</text:p>
      <text:p text:style-name="Standard">Zu Beginn eines UID-Suchlaufs wird vom Host ein UID-Search-Paket mit Datenwert ‘255‘ gesendet. Damit wird bei allen angeschlossenen Decodern im Bootloader-Modus der Suchmodus gestartet (oder neu gestartet). Alle Decoder senden einen ACK-Impuls, und warten nun auf die Abfrage der UID-Bits durch weitere UID-Search-Pakete.</text:p>
      <text:p text:style-name="Standard">Der Host sendet nun für jedes Bit der UID (32 Bits) zwei UID-Search-Pakete um den aktuellen Bitwert von den Decodern zuerst direkt (mit der Bitnummer als Datenwert des Paketes) und dann invertiert (mit der Bitnummer + 64 als Datenwert des Paketes) abzufragen.</text:p>
      <text:p text:style-name="Standard">Beim ersten Paket antworten alle Decoder (falls vorhanden), bei denen das entsprechende Bit der UID gesetzt ist, beim zweiten Paket alle Decoder (falls vorhanden), bei denen es nicht gesetzt ist.</text:p>
      <text:p text:style-name="Standard">Der Host kann so erkennen, welche Bitkombinationen im System vorhanden sind. Danach entscheidet er mit einen weiteren Paket, ob für die weitere Suche Decoder mit gelöschtem (Datenwert: Nummer des aktuellen Bits + 128) oder gesetztem (Datenwert: Nummer des aktuellen Bits + 192) Bit berücksichtigt werden sollen. Alle nicht betroffenen Decoder beenden ihre Teilnahme am Suchverfahren bis zum nächsten Start des Suchlaufs mittels eines Paketes mit <text:soft-page-break/>Sonderwert ‘255‘, und antworten bis dahin nicht mehr auf andere UID-Search-Pakete.</text:p>
      <text:p text:style-name="Standard">Die Abfrage der Bits wird vom Host weiter durchgeführt, bis alle Bits eines Decodes bekannt sind. Dann erfolgt eine neue Suche (Start durch UID-Search-Paket mit Datenwert ‘255‘). Durch binäre Suche können auf diese Art die UIDs und die Anzahl aller angeschlossenen Decoder ermittelt werden.</text:p>
      <text:h text:style-name="Überschrift_20_3" text:outline-level="3">WriteCV-Paket</text:h>
      <text:p text:style-name="Standard"/>
      <text:p text:style-name="Standard">Mit dem WriteCV-Paket können CV-Wert in den aktuell ausgewählten Decodern geändert (programmiert) werden:</text:p>
      <table:table table:name="Table14" table:style-name="Table14">
        <table:table-column table:style-name="Table14.A"/>
        <table:table-column table:style-name="Table14.B"/>
        <table:table-row table:style-name="Table14.1">
          <table:table-cell table:style-name="Table14.A1" table:number-rows-spanned="7" office:value-type="string">
            <text:p text:style-name="P15">WriteCV-Paket</text:p>
          </table:table-cell>
          <table:table-cell table:style-name="Table14.B1" office:value-type="string">
            <text:p text:style-name="P2">Preambel-Bits</text:p>
          </table:table-cell>
        </table:table-row>
        <table:table-row table:style-name="Table14.2">
          <table:covered-table-cell/>
          <table:table-cell table:style-name="Table14.B1" office:value-type="string">
            <text:p text:style-name="P2"><text:s/>Kommando:0xFFFF FFF9 </text:p>
          </table:table-cell>
        </table:table-row>
        <table:table-row table:style-name="Table14.2">
          <table:covered-table-cell/>
          <table:table-cell table:style-name="Table14.B1" office:value-type="string">
            <text:p text:style-name="P13">2 Bytes: CV-Nummer (16-bit, high byte first)</text:p>
          </table:table-cell>
        </table:table-row>
        <table:table-row table:style-name="Table14.2">
          <table:covered-table-cell/>
          <table:table-cell table:style-name="Table14.B1" office:value-type="string">
            <text:p text:style-name="P2">1 Byte: neuer CV-Datenwert</text:p>
          </table:table-cell>
        </table:table-row>
        <table:table-row table:style-name="Table14.2">
          <table:covered-table-cell/>
          <table:table-cell table:style-name="Table14.B1" office:value-type="string">
            <text:p text:style-name="P2">CRC8 des WriteCV-Paketes</text:p>
          </table:table-cell>
        </table:table-row>
        <table:table-row table:style-name="Table14.6">
          <table:covered-table-cell/>
          <table:table-cell table:style-name="Table14.B1" office:value-type="string">
            <text:p text:style-name="P8"/>
          </table:table-cell>
        </table:table-row>
        <table:table-row table:style-name="Table14.2">
          <table:covered-table-cell/>
          <table:table-cell table:style-name="Table14.B1" office:value-type="string">
            <text:p text:style-name="P2">ACKREQ-Bits: </text:p>
            <text:p text:style-name="P2">Decoder kann mit ACK-Impulsen antworten</text:p>
            <text:p text:style-name="P2">(als nACK bei CRC8-Fehler im Config-Paket oder CV-Nummer außerhalb des möglichen Bereichs)</text:p>
          </table:table-cell>
        </table:table-row>
      </table:table>
      <text:p text:style-name="Standard"><text:line-break/>Zunächst wird die CRC8 des CRC-Check-Paketes überprüft, bei Fehler wird nACK gesendet.</text:p>
      <text:p text:style-name="Standard">Wenn die CV-Nummer außerhalb des für den Decoder möglichen Bereichs liegt, wird ebenfalls nACK gesendet.</text:p>
      <text:p text:style-name="Standard">In allen anderen Fällen wird der CV-Wert (Konfigurationsvariable) mit der angegebenen CV-Nummer auf den neuen Datenwert programmiert.</text:p>
      <text:h text:style-name="Überschrift_20_3" text:outline-level="3">ReadCV-Paket</text:h>
      <text:p text:style-name="Standard"/>
      <text:p text:style-name="Standard">Mit dem ReadCV-Paket können CV-Werte <text:s/>im aktuell ausgewählten Decoder bitweise ausgelesen werden (wenn aktuell mehr als ein Decoder ausgewählt ist und antworten, können die Daten nicht zuverlässig fehlerfrei ausgelesen werden; daher muß vorher z.B. mittels Ping in Langform sichergestellt werden, daß nur ein Decoder ausgewählt ist):</text:p>
      <table:table table:name="Table15" table:style-name="Table15">
        <table:table-column table:style-name="Table15.A"/>
        <table:table-column table:style-name="Table15.B"/>
        <table:table-row table:style-name="Table15.1">
          <table:table-cell table:style-name="Table15.A1" table:number-rows-spanned="7" office:value-type="string">
            <text:p text:style-name="P15">ReadC<text:soft-page-break/>V-Paket</text:p>
          </table:table-cell>
          <table:table-cell table:style-name="Table15.B1" office:value-type="string">
            <text:p text:style-name="P2">Preambel-Bits</text:p>
          </table:table-cell>
        </table:table-row>
        <table:table-row table:style-name="Table15.2">
          <table:covered-table-cell/>
          <table:table-cell table:style-name="Table15.B1" office:value-type="string">
            <text:p text:style-name="P2">Kommando: <text:span text:style-name="T11">0xFFFF FFF6 </text:span><text:span text:style-name="T12">(MX82x 0xFFFF FFF8)</text:span></text:p>
          </table:table-cell>
        </table:table-row>
        <table:table-row table:style-name="Table15.2">
          <table:covered-table-cell/>
          <table:table-cell table:style-name="Table15.B1" office:value-type="string">
            <text:p text:style-name="P13">2 Bytes: CV-Nummer (16-bit, high byte first)</text:p>
          </table:table-cell>
        </table:table-row>
        <table:table-row table:style-name="Table15.2">
          <table:covered-table-cell/>
          <table:table-cell table:style-name="Table15.B1" office:value-type="string">
            <text:p text:style-name="P2">1 Byte: Bitnummer (0..7)</text:p>
          </table:table-cell>
        </table:table-row>
        <table:table-row table:style-name="Table15.2">
          <table:covered-table-cell/>
          <table:table-cell table:style-name="Table15.B1" office:value-type="string">
            <text:p text:style-name="P2">CRC8 des WriteCV-Paketes</text:p>
          </table:table-cell>
        </table:table-row>
        <table:table-row table:style-name="Table15.6">
          <table:covered-table-cell/>
          <table:table-cell table:style-name="Table15.B1" office:value-type="string">
            <text:p text:style-name="P8"/>
          </table:table-cell>
        </table:table-row>
        <table:table-row table:style-name="Table15.2">
          <table:covered-table-cell/>
          <table:table-cell table:style-name="Table15.B1" office:value-type="string">
            <text:p text:style-name="P2">ACKREQ-Bits: </text:p>
            <text:p text:style-name="P2">Decoder antwortet mit ACK-Impulsen, wenn das angegebene Bit in der angebenen CV gesetzt ist.</text:p>
          </table:table-cell>
        </table:table-row>
      </table:table>
      <text:p text:style-name="Standard"><text:line-break/>Falls die CRC8-Prüfung des ReadCV-Paketes fehlschlägt, wird es ohne Antwort verworfen (kein nACK).<text:line-break/>Wenn die CV-Nummer außerhalb des für den Decoder möglichen Bereichs liegt, wird das Paket ebenfalls ignoriert.</text:p>
      <text:p text:style-name="Standard">Andernfalls wird der Wert des angeforderten Bits rückgemeldet (aktiv low, daher ACK-Impuls bei Bitwert <text:s/>‘1‘, kein ACK-Impuls bei Bitwert ‘0‘). <text:s/>Der CV-Wert 255 ergibt also ACK-Impulse für jedes Bit.</text:p>
      <text:h text:style-name="P43" text:outline-level="3">Update-Pakete<text:line-break/></text:h>
      <text:p text:style-name="P24">Mit dem Update-Paket intern können Daten in das Decoder interne Flash geschrieben werden.</text:p>
      <text:p text:style-name="Standard"/>
      <table:table table:name="Table16" table:style-name="Table16">
        <table:table-column table:style-name="Table16.A"/>
        <table:table-column table:style-name="Table16.B"/>
        <table:table-row table:style-name="Table16.1">
          <table:table-cell table:style-name="Table16.A1" table:number-rows-spanned="7" office:value-type="string">
            <text:p text:style-name="P15">Paket</text:p>
          </table:table-cell>
          <table:table-cell table:style-name="Table16.B1" office:value-type="string">
            <text:p text:style-name="P2">Preambel-Bits</text:p>
          </table:table-cell>
        </table:table-row>
        <table:table-row table:style-name="Table16.2">
          <table:covered-table-cell/>
          <table:table-cell table:style-name="Table16.B1" office:value-type="string">
            <text:p text:style-name="P2">Kommando: 0xFFFF FFF<text:span text:style-name="T10">8</text:span></text:p>
          </table:table-cell>
        </table:table-row>
        <table:table-row table:style-name="Table16.2">
          <table:covered-table-cell/>
          <table:table-cell table:style-name="Table16.B1" office:value-type="string">
            <text:p text:style-name="P2">4 Bytes: Start Adresse</text:p>
          </table:table-cell>
        </table:table-row>
        <table:table-row table:style-name="Table16.2">
          <table:covered-table-cell/>
          <table:table-cell table:style-name="Table16.B1" office:value-type="string">
            <text:p text:style-name="P2">n Bytes Nutzdaten oder Parameter (momentan 64)</text:p>
          </table:table-cell>
        </table:table-row>
        <table:table-row table:style-name="Table16.2">
          <table:covered-table-cell/>
          <table:table-cell table:style-name="Table16.B1" office:value-type="string">
            <text:p text:style-name="P2">CRC32 des Paketes</text:p>
          </table:table-cell>
        </table:table-row>
        <table:table-row table:style-name="Table16.6">
          <table:covered-table-cell/>
          <table:table-cell table:style-name="Table16.B1" office:value-type="string">
            <text:p text:style-name="P8"/>
          </table:table-cell>
        </table:table-row>
        <table:table-row table:style-name="Table16.2">
          <table:covered-table-cell/>
          <table:table-cell table:style-name="Table16.B1" office:value-type="string">
            <text:p text:style-name="P2">ACKREQ-Bits</text:p>
            <text:p text:style-name="P2">Decoder kann mit ACK-Impulsen antworten</text:p>
            <text:p text:style-name="P2">(als nACK bei ungültiger Adresse oder CRC<text:span text:style-name="T15">32</text:span>-Fehler im Update-Paket)</text:p>
          </table:table-cell>
        </table:table-row>
      </table:table>
      <text:p text:style-name="Standard"/>
      <text:p text:style-name="Standard">Funktionalität leitet sich hier vom Ursprünglichen Update Paket ab, es ist zu beachten das auch hier in den <text:s/>ARREQ Bits Die Pulse ein NACK darstellen!</text:p>
      <text:p text:style-name="Standard"/>
      <text:h text:style-name="P40" text:outline-level="3">Sound Flash <text:span text:style-name="T21">Write</text:span>-Pakete<text:line-break/></text:h>
      <text:p text:style-name="Standard">Mit dem Sound Flash-Paket intern können Daten in das externe Flash geschrieben werden.</text:p>
      <text:p text:style-name="Standard"/>
      <table:table table:name="Table17" table:style-name="Table17">
        <table:table-column table:style-name="Table17.A"/>
        <table:table-column table:style-name="Table17.B"/>
        <table:table-row table:style-name="Table17.1">
          <table:table-cell table:style-name="Table17.A1" table:number-rows-spanned="7" office:value-type="string">
            <text:p text:style-name="P15">Paket</text:p>
          </table:table-cell>
          <table:table-cell table:style-name="Table17.B1" office:value-type="string">
            <text:p text:style-name="P2">Preambel-Bits</text:p>
          </table:table-cell>
        </table:table-row>
        <table:table-row table:style-name="Table17.2">
          <table:covered-table-cell/>
          <table:table-cell table:style-name="Table17.B1" office:value-type="string">
            <text:p text:style-name="P2">Kommando: 0xFFFF FF<text:span text:style-name="T29">0</text:span>5</text:p>
          </table:table-cell>
        </table:table-row>
        <table:table-row table:style-name="Table17.2">
          <table:covered-table-cell/>
          <table:table-cell table:style-name="Table17.B1" office:value-type="string">
            <text:p text:style-name="P2">4 Bytes: Start Adresse</text:p>
          </table:table-cell>
        </table:table-row>
        <table:table-row table:style-name="Table17.2">
          <table:covered-table-cell/>
          <table:table-cell table:style-name="Table17.B1" office:value-type="string">
            <text:p text:style-name="P2">n Bytes Nutzdaten oder Parameter (momentan 256)</text:p>
          </table:table-cell>
        </table:table-row>
        <table:table-row table:style-name="Table17.2">
          <table:covered-table-cell/>
          <table:table-cell table:style-name="Table17.B1" office:value-type="string">
            <text:p text:style-name="P2">CRC32 des Paketes</text:p>
          </table:table-cell>
        </table:table-row>
        <table:table-row table:style-name="Table17.6">
          <table:covered-table-cell/>
          <table:table-cell table:style-name="Table17.B1" office:value-type="string">
            <text:p text:style-name="P8"/>
          </table:table-cell>
        </table:table-row>
        <table:table-row table:style-name="Table17.2">
          <table:covered-table-cell/>
          <table:table-cell table:style-name="Table17.B1" office:value-type="string">
            <text:p text:style-name="P13">ACKREQ-Bits (Acknowledge-Request-Bits),</text:p>
            <text:p text:style-name="P2">die vom Decoder mit ACK-Impulsen beantwortet werden können, Bedeutung vom Paket-Typ abhängig</text:p>
          </table:table-cell>
        </table:table-row>
      </table:table>
      <text:p text:style-name="Standard"/>
      <text:p text:style-name="Standard">Funktionalität leitet sich hier vom Ursprünglichen Update Paket ab, es ist zu beachten das auch hier in den <text:s/>ARREQ Bits Die Pulse ein NACK darstellen!</text:p>
      <text:p text:style-name="Standard"/>
      <text:p text:style-name="Standard"/>
      <text:p text:style-name="Standard"/>
      <text:h text:style-name="Überschrift_20_3" text:outline-level="3"><text:soft-page-break/>Initialisierungsvektor-Pakete<text:line-break/></text:h>
      <text:p text:style-name="Standard"><text:span text:style-name="Absatz-Standardschriftart"><text:span text:style-name="T2">Hiermit wird vor Beginn des Updates der </text:span></text:span><text:span text:style-name="Absatz-Standardschriftart"><text:span text:style-name="T3">Initialisierungsvektor</text:span></text:span> <text:span text:style-name="T20">der Verschlüsselung </text:span><text:span text:style-name="Absatz-Standardschriftart"><text:span text:style-name="T2">übertragen.</text:span></text:span></text:p>
      <text:p text:style-name="Standard"/>
      <table:table table:name="Table18" table:style-name="Table18">
        <table:table-column table:style-name="Table18.A"/>
        <table:table-column table:style-name="Table18.B"/>
        <table:table-row table:style-name="Table18.1">
          <table:table-cell table:style-name="Table18.A1" table:number-rows-spanned="6" office:value-type="string">
            <text:p text:style-name="P15">Paket</text:p>
          </table:table-cell>
          <table:table-cell table:style-name="Table18.B1" office:value-type="string">
            <text:p text:style-name="P2">Preambel-Bits</text:p>
          </table:table-cell>
        </table:table-row>
        <table:table-row table:style-name="Table18.2">
          <table:covered-table-cell/>
          <table:table-cell table:style-name="Table18.B1" office:value-type="string">
            <text:p text:style-name="P2">Kommando: 0xFFFF FFF7 </text:p>
          </table:table-cell>
        </table:table-row>
        <table:table-row table:style-name="Table18.2">
          <table:covered-table-cell/>
          <table:table-cell table:style-name="Table18.B1" office:value-type="string">
            <text:p text:style-name="P2">8 Bytes: Initialisierungsvektor</text:p>
          </table:table-cell>
        </table:table-row>
        <table:table-row table:style-name="Table18.2">
          <table:covered-table-cell/>
          <table:table-cell table:style-name="Table18.B1" office:value-type="string">
            <text:p text:style-name="P2">CRC8 des Paketes</text:p>
          </table:table-cell>
        </table:table-row>
        <table:table-row table:style-name="Table18.5">
          <table:covered-table-cell/>
          <table:table-cell table:style-name="Table18.B1" office:value-type="string">
            <text:p text:style-name="P8"/>
          </table:table-cell>
        </table:table-row>
        <table:table-row table:style-name="Table18.2">
          <table:covered-table-cell/>
          <table:table-cell table:style-name="Table18.B1" office:value-type="string">
            <text:p text:style-name="P13">ACKREQ-Bits (Acknowledge-Request-Bits),</text:p>
            <text:p text:style-name="P2">die vom Decoder mit ACK-Impulsen beantwortet werden können, Bedeutung vom Paket-Typ abhängig</text:p>
          </table:table-cell>
        </table:table-row>
      </table:table>
      <text:p text:style-name="Standard"/>
      <text:p text:style-name="P25">Es ist zu beachten das auch hier in den <text:s/>ARREQ Bits Die Pulse ein NACK darstellen!</text:p>
      <text:p text:style-name="P25"/>
      <text:h text:style-name="P41" text:outline-level="3"><text:span text:style-name="T6">Sound Flash Erase-Pakete</text:span><text:line-break/></text:h>
      <text:p text:style-name="P27"><text:span text:style-name="Absatz-Standardschriftart">Führt einen erase des angegebenen Speicherbereichs im Soundflash durch.</text:span></text:p>
      <text:p text:style-name="P26"/>
      <table:table table:name="Table19" table:style-name="Table19">
        <table:table-column table:style-name="Table19.A"/>
        <table:table-column table:style-name="Table19.B"/>
        <table:table-row table:style-name="Table19.1">
          <table:table-cell table:style-name="Table19.A1" table:number-rows-spanned="7" office:value-type="string">
            <text:p text:style-name="P16">Paket</text:p>
          </table:table-cell>
          <table:table-cell table:style-name="Table19.B1" office:value-type="string">
            <text:p text:style-name="P3">Preambel-Bits</text:p>
          </table:table-cell>
        </table:table-row>
        <table:table-row table:style-name="Table19.2">
          <table:covered-table-cell/>
          <table:table-cell table:style-name="Table19.B1" office:value-type="string">
            <text:p text:style-name="P3">Kommando: 0xFFFF FF<text:span text:style-name="T27">04</text:span></text:p>
          </table:table-cell>
        </table:table-row>
        <table:table-row table:style-name="Table19.2">
          <table:covered-table-cell/>
          <table:table-cell table:style-name="Table19.B1" office:value-type="string">
            <text:p text:style-name="P2">Start-Adresse des Speicherbereichs (32bit)</text:p>
          </table:table-cell>
        </table:table-row>
        <table:table-row table:style-name="Table19.2">
          <table:covered-table-cell/>
          <table:table-cell table:style-name="Table19.B4" office:value-type="string">
            <text:p text:style-name="P2">End-Adresse des Speicherbereichs (32bit)</text:p>
          </table:table-cell>
        </table:table-row>
        <table:table-row table:style-name="Table19.2">
          <table:covered-table-cell/>
          <table:table-cell table:style-name="Table19.B1" office:value-type="string">
            <text:p text:style-name="P3">CRC8 des Paketes</text:p>
          </table:table-cell>
        </table:table-row>
        <table:table-row table:style-name="Table19.6">
          <table:covered-table-cell/>
          <table:table-cell table:style-name="Table19.B1" office:value-type="string">
            <text:p text:style-name="P9"/>
          </table:table-cell>
        </table:table-row>
        <table:table-row table:style-name="Table19.2">
          <table:covered-table-cell/>
          <table:table-cell table:style-name="Table19.B1" office:value-type="string">
            <text:p text:style-name="P5">ACKREQ-Bits: </text:p>
            <text:p text:style-name="P5">Decoder kann mit ACK-Impulsen antworten</text:p>
            <text:p text:style-name="P5">(als nACK bei CRC8-Fehler im Paket oder <text:span text:style-name="T22">erase für angegebenen Speicherbereich nicht möglich)</text:span></text:p>
          </table:table-cell>
        </table:table-row>
      </table:table>
      <text:p text:style-name="P26"/>
      <text:p text:style-name="P26"/>
      <text:p text:style-name="P26"/>
      <text:h text:style-name="P44" text:outline-level="3"><text:span text:style-name="T6">L</text:span><text:span text:style-name="T7">adecode </text:span><text:span text:style-name="T8">↔ Developer Code</text:span><text:span text:style-name="T7"> Abfrage</text:span><text:span text:style-name="T6">-Pakete</text:span><text:line-break/></text:h>
      <text:p text:style-name="P30">Der 32bit Developer Code wird an den Decoder übertragen. Der Decoder prüft ob der interne Ladecode mit dem empfangenen Developer Code kompatibel ist.</text:p>
      <text:p text:style-name="P29"/>
      <table:table table:name="Table20" table:style-name="Table20">
        <table:table-column table:style-name="Table20.A"/>
        <table:table-column table:style-name="Table20.B"/>
        <table:table-row table:style-name="Table20.1">
          <table:table-cell table:style-name="Table20.A1" table:number-rows-spanned="6" office:value-type="string">
            <text:p text:style-name="P17">Paket</text:p>
          </table:table-cell>
          <table:table-cell table:style-name="Table20.B1" office:value-type="string">
            <text:p text:style-name="P4">Preambel-Bits</text:p>
          </table:table-cell>
        </table:table-row>
        <table:table-row table:style-name="Table20.2">
          <table:covered-table-cell/>
          <table:table-cell table:style-name="Table20.B1" office:value-type="string">
            <text:p text:style-name="P4">Kommando: 0xFFFF FF<text:span text:style-name="T28">03</text:span></text:p>
          </table:table-cell>
        </table:table-row>
        <table:table-row table:style-name="Table20.2">
          <table:covered-table-cell/>
          <table:table-cell table:style-name="Table20.B1" office:value-type="string">
            <text:p text:style-name="P4"><text:span text:style-name="T13">D</text:span><text:span text:style-name="T14">evelopercode</text:span> (32bit)</text:p>
          </table:table-cell>
        </table:table-row>
        <table:table-row table:style-name="Table20.2">
          <table:covered-table-cell/>
          <table:table-cell table:style-name="Table20.B1" office:value-type="string">
            <text:p text:style-name="P4">CRC8 des Paketes</text:p>
          </table:table-cell>
        </table:table-row>
        <table:table-row table:style-name="Table20.5">
          <table:covered-table-cell/>
          <table:table-cell table:style-name="Table20.B1" office:value-type="string">
            <text:p text:style-name="P10"/>
          </table:table-cell>
        </table:table-row>
        <table:table-row table:style-name="Table20.2">
          <table:covered-table-cell/>
          <table:table-cell table:style-name="Table20.B1" office:value-type="string">
            <text:p text:style-name="P4">ACKREQ-Bits</text:p>
            <text:p text:style-name="P4">Decoder kann mit ACK-Impulsen antworten</text:p>
            <text:p text:style-name="P6">(als nACK bei CRC8-Fehler im Paket oder <text:span text:style-name="T23">Ladecode mit Developer Code nicht kompatibel)</text:span></text:p>
          </table:table-cell>
        </table:table-row>
      </table:table>
      <text:p text:style-name="P29"/>
      <text:h text:style-name="P42" text:outline-level="3"><text:span text:style-name="T6">B</text:span><text:span text:style-name="T9">usy</text:span><text:span text:style-name="T7"> Abfrage</text:span><text:span text:style-name="T6">-Pakete</text:span><text:line-break/></text:h>
      <text:p text:style-name="P28">Busy Abfrage des Decoders. Decoder die noch nicht bereit für weitere Pakete sind antworten mit nACK.</text:p>
      <text:p text:style-name="P31"/>
      <table:table table:name="Table21" table:style-name="Table21">
        <table:table-column table:style-name="Table21.A"/>
        <table:table-column table:style-name="Table21.B"/>
        <table:table-row table:style-name="Table21.1">
          <table:table-cell table:style-name="Table21.A1" table:number-rows-spanned="5" office:value-type="string">
            <text:p text:style-name="P18">Paket</text:p>
          </table:table-cell>
          <table:table-cell table:style-name="Table21.B1" office:value-type="string">
            <text:p text:style-name="P7">Preambel-Bits</text:p>
          </table:table-cell>
        </table:table-row>
        <table:table-row table:style-name="Table21.2">
          <table:covered-table-cell/>
          <table:table-cell table:style-name="Table21.B1" office:value-type="string">
            <text:p text:style-name="P7">Kommando: 0xFFFF FFF<text:span text:style-name="T24">2</text:span></text:p>
          </table:table-cell>
        </table:table-row>
        <table:table-row table:style-name="Table21.2">
          <table:covered-table-cell/>
          <table:table-cell table:style-name="Table21.B1" office:value-type="string">
            <text:p text:style-name="P7">CRC8 des Paketes</text:p>
          </table:table-cell>
        </table:table-row>
        <table:table-row table:style-name="Table21.4">
          <table:covered-table-cell/>
          <table:table-cell table:style-name="Table21.B1" office:value-type="string">
            <text:p text:style-name="P11"/>
          </table:table-cell>
        </table:table-row>
        <table:table-row table:style-name="Table21.2">
          <table:covered-table-cell/>
          <table:table-cell table:style-name="Table21.B1" office:value-type="string">
            <text:p text:style-name="P7">ACKREQ-Bits</text:p>
            <text:p text:style-name="P7">Decoder kann mit ACK-Impulsen antworten</text:p>
            <text:p text:style-name="P7">(als nACK bei CRC8-Fehler im Paket oder <text:span text:style-name="T16">wenn der Decoder aus irgendeinem Grund, </text:span><text:span text:style-name="T17">z.B. Flash-Erasy,</text:span><text:span text:style-name="T16"> gerade Busy ist</text:span><text:span text:style-name="T25">)</text:span></text:p>
          </table:table-cell>
        </table:table-row>
      </table:table>
      <text:p text:style-name="P31"/>
      <text:p text:style-name="P31"/>
      <text:h text:style-name="P37" text:outline-level="1">Anhang:</text:h>
      <text:h text:style-name="Überschrift_20_3" text:outline-level="3">CRC8<text:line-break/> </text:h>
      <text:p text:style-name="P20">…</text:p>
      <text:p text:style-name="P19">resetCRC8toInit0();</text:p>
      <text:p text:style-name="P19">calcCRC8nextByte(TxArray[0]); <text:s text:c="3"/></text:p>
      <text:p text:style-name="P19">TxArray[1]= getCRC8();</text:p>
      <text:p text:style-name="P21">…</text:p>
      <text:p text:style-name="P21"/>
      <text:p text:style-name="Standard">Crc8.c</text:p>
      <text:p text:style-name="P19">#define CRC8_INIT_VALUE 85</text:p>
      <text:p text:style-name="P19">char CRC8=CRC8_INIT_VALUE; <text:tab/><text:tab/>// das CRC Byte</text:p>
      <text:p text:style-name="P14"/>
      <text:p text:style-name="P14"/>
      <text:p text:style-name="P14">char getCRC8(void)</text:p>
      <text:p text:style-name="P14">{ </text:p>
      <text:p text:style-name="P14"><text:s text:c="5"/>return CRC8;</text:p>
      <text:p text:style-name="P14">}</text:p>
      <text:p text:style-name="P14"/>
      <text:p text:style-name="P14">void resetCRC8toInit0(void)</text:p>
      <text:p text:style-name="P14">{</text:p>
      <text:p text:style-name="P14"><text:s text:c="5"/>CRC8=0;</text:p>
      <text:p text:style-name="P14">}</text:p>
      <text:p text:style-name="P14"/>
      <text:p text:style-name="P14">void calcCRC8nextByte(char Value)</text:p>
      <text:p text:style-name="P14">{</text:p>
      <text:p text:style-name="P14"><text:s/><text:tab/>CRC8 = CRC8 ^ Value;</text:p>
      <text:p text:style-name="P14"><text:s text:c="4"/><text:tab/>char temp=0;</text:p>
      <text:p text:style-name="P14"><text:s text:c="2"/><text:tab/>if (CRC8 &amp; 0x01) temp ^= 0x5E;</text:p>
      <text:p text:style-name="P14"><text:s text:c="2"/><text:tab/>if (CRC8 &amp; 0x02) temp ^= 0xBC;</text:p>
      <text:p text:style-name="P14"><text:s text:c="2"/><text:tab/>if (CRC8 &amp; 0x04) temp ^= 0x61;</text:p>
      <text:p text:style-name="P14"><text:s/><text:tab/>if (CRC8 &amp; 0x08) temp ^= 0xC2;</text:p>
      <text:p text:style-name="P14"><text:s/><text:tab/>if (CRC8 &amp; 0x10) temp ^= 0x9D;</text:p>
      <text:p text:style-name="P14"><text:s text:c="2"/><text:tab/>if (CRC8 &amp; 0x20) temp ^= 0x23;</text:p>
      <text:p text:style-name="P14"><text:s text:c="7"/>if (CRC8 &amp; 0x40) temp ^= 0x46;</text:p>
      <text:p text:style-name="P14"><text:s text:c="2"/><text:tab/>if (CRC8 &amp; 0x80) temp ^= 0x8C;</text:p>
      <text:p text:style-name="P14"><text:s text:c="2"/></text:p>
      <text:p text:style-name="P14"><text:s text:c="2"/>CRC8=temp;</text:p>
      <text:p text:style-name="P22"><text:s/>}</text:p>
      <text:p text:style-name="P23"/>
      <text:h text:style-name="P43" text:outline-level="3">CRC32</text:h>
      <text:p text:style-name="P14"/>
      <text:p text:style-name="P14">…</text:p>
      <text:p text:style-name="P32">Int32U PkgCRC32 = 0xFFFFFFFF;<text:line-break/>PkgCRC32 = slow_crc32(PkgCRC32,(unsigned char *)PointerToByteArray, FramLen);</text:p>
      <text:p text:style-name="P14"><text:span text:style-name="Absatz-Standardschriftart"><text:span text:style-name="T4">PkgCRC32 = slow_crc32(PkgCRC32,(unsigned char *)&amp;zero, 4);</text:span></text:span><text:tab/></text:p>
      <text:p text:style-name="Standard"><text:s text:c="7"/>…</text:p>
      <text:p text:style-name="P14"/>
      <text:p text:style-name="Standard">Crc32.c</text:p>
      <text:p text:style-name="P14"/>
      <text:p text:style-name="P14">#define POLY 0x4C11DB7</text:p>
      <text:p text:style-name="P14"/>
      <text:p text:style-name="P14">// note remember to feed size (4 for crc32) zeroes through the slow</text:p>
      <text:p text:style-name="P14">// crc algorithm to make the fast and the slow compute the same checksum</text:p>
      <text:p text:style-name="P14"/>
      <text:p text:style-name="P14">unsigned long slow_crc32(unsigned long sum, unsigned char *p, unsigned long len)</text:p>
      <text:p text:style-name="P14">{</text:p>
      <text:p text:style-name="P14"><text:s text:c="4"/></text:p>
      <text:p text:style-name="P14"><text:s text:c="2"/>while (len--)</text:p>
      <text:p text:style-name="P14"><text:s text:c="2"/>{</text:p>
      <text:p text:style-name="P14"><text:s text:c="4"/>int i;</text:p>
      <text:p text:style-name="P14"><text:s text:c="4"/>unsigned char byte = *p++;</text:p>
      <text:p text:style-name="P14"><text:s text:c="4"/></text:p>
      <text:p text:style-name="P14"><text:s text:c="4"/>for (i = 0; i &lt; 8; ++i)</text:p>
      <text:p text:style-name="P14"><text:s text:c="4"/>{</text:p>
      <text:p text:style-name="P14"><text:s text:c="6"/>unsigned long osum = sum;</text:p>
      <text:p text:style-name="P14"><text:s text:c="6"/>sum &lt;&lt;= 1;</text:p>
      <text:p text:style-name="P14"><text:s text:c="6"/>if (byte &amp; 0x80)</text:p>
      <text:p text:style-name="P14"><text:s text:c="8"/>sum |= 1 ;</text:p>
      <text:p text:style-name="P14"><text:s text:c="6"/>if (osum &amp; 0x80000000)</text:p>
      <text:p text:style-name="P14"><text:s text:c="8"/>sum ^= POLY;</text:p>
      <text:p text:style-name="P14"><text:s text:c="6"/>byte &lt;&lt;= 1;</text:p>
      <text:p text:style-name="P14"><text:s text:c="4"/>}</text:p>
      <text:p text:style-name="P14"><text:s text:c="2"/>}</text:p>
      <text:p text:style-name="P14"><text:s text:c="2"/>return sum;</text:p>
      <text:p text:style-name="P14">}</text:p>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Bitstream Vera Sans" svg:font-family="'Bitstream Vera Sans'" style:font-family-generic="system" style:font-pitch="variable"/>
    <style:font-face style:name="Droid Sans Arabic" svg:font-family="'Droid Sans Arabic'"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AT" fo:font-style="normal" style:text-underline-style="none" fo:font-weight="normal" style:letter-kerning="false" style:font-name-asian="Times New Roman" style:font-size-asian="10pt" style:language-asian="de" style:country-asian="A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de" fo:country="AT" fo:font-style="normal" style:text-underline-style="none" fo:font-weight="normal" style:letter-kerning="false" fo:background-color="transparent" style:font-name-asian="Times New Roman" style:font-size-asian="10pt" style:language-asian="de" style:country-asian="A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hyphenation-ladder-count="no-limit"/>
      <style:text-properties fo:font-size="11pt" style:font-size-asian="11pt" style:font-size-complex="11pt" fo:hyphenate="false"/>
    </style:style>
    <style:style style:name="Überschrift_20_1" style:display-name="Überschrift 1" style:family="paragraph" style:parent-style-name="Standard" style:next-style-name="Standard" style:default-outline-level="1">
      <style:paragraph-properties fo:margin-top="0.3335in" fo:margin-bottom="0in" loext:contextual-spacing="false" fo:hyphenation-ladder-count="no-limit"/>
      <style:text-properties style:font-name="Cambria" fo:font-family="Cambria" style:font-family-generic="roman" style:font-pitch="variable" fo:font-size="14pt" fo:font-weight="bold" style:font-size-asian="14pt" style:font-weight-asian="bold" style:font-size-complex="14pt" style:font-weight-complex="bold" fo:hyphenate="false"/>
    </style:style>
    <style:style style:name="Überschrift_20_2" style:display-name="Überschrift 2" style:family="paragraph" style:parent-style-name="Standard" style:next-style-name="Standard" style:default-outline-level="2">
      <style:paragraph-properties fo:margin-top="0.139in" fo:margin-bottom="0in" loext:contextual-spacing="false" fo:hyphenation-ladder-count="no-limit"/>
      <style:text-properties style:font-name="Cambria" fo:font-family="Cambria" style:font-family-generic="roman" style:font-pitch="variable" fo:font-size="13pt" fo:font-weight="bold" style:font-size-asian="13pt" style:font-weight-asian="bold" style:font-size-complex="13pt" style:font-weight-complex="bold" fo:hyphenate="false"/>
    </style:style>
    <style:style style:name="Überschrift_20_3" style:display-name="Überschrift 3" style:family="paragraph" style:parent-style-name="Standard" style:next-style-name="Standard" style:default-outline-level="3">
      <style:paragraph-properties fo:margin-top="0.139in" fo:margin-bottom="0in" loext:contextual-spacing="false" fo:line-height="112%" fo:hyphenation-ladder-count="no-limit"/>
      <style:text-properties style:font-name="Cambria" fo:font-family="Cambria" style:font-family-generic="roman" style:font-pitch="variable" fo:font-weight="bold" style:font-weight-asian="bold" style:font-weight-complex="bold" fo:hyphenate="false"/>
    </style:style>
    <style:style style:name="Überschrift_20_4" style:display-name="Überschrift 4" style:family="paragraph" style:parent-style-name="Standard" style:next-style-name="Standard" style:default-outline-level="4">
      <style:paragraph-properties fo:margin-top="0.139in" fo:margin-bottom="0in" loext:contextual-spacing="false" fo:hyphenation-ladder-count="no-limit"/>
      <style:text-properties style:font-name="Cambria" fo:font-family="Cambria" style:font-family-generic="roman" style:font-pitch="variable" fo:font-style="italic" fo:font-weight="bold" style:font-style-asian="italic" style:font-weight-asian="bold" style:font-style-complex="italic" style:font-weight-complex="bold" fo:hyphenate="false"/>
    </style:style>
    <style:style style:name="Überschrift_20_5" style:display-name="Überschrift 5" style:family="paragraph" style:parent-style-name="Standard" style:next-style-name="Standard" style:default-outline-level="5">
      <style:paragraph-properties fo:margin-top="0.139in" fo:margin-bottom="0in" loext:contextual-spacing="false" fo:hyphenation-ladder-count="no-limit"/>
      <style:text-properties fo:color="#7f7f7f" style:font-name="Cambria" fo:font-family="Cambria" style:font-family-generic="roman" style:font-pitch="variable" fo:font-weight="bold" style:font-weight-asian="bold" style:font-weight-complex="bold" fo:hyphenate="false"/>
    </style:style>
    <style:style style:name="Überschrift_20_6" style:display-name="Überschrift 6" style:family="paragraph" style:parent-style-name="Standard" style:next-style-name="Standard" style:default-outline-level="6">
      <style:paragraph-properties fo:margin-top="0in" fo:margin-bottom="0in" loext:contextual-spacing="false" fo:line-height="112%" fo:hyphenation-ladder-count="no-limit"/>
      <style:text-properties fo:color="#7f7f7f" style:font-name="Cambria" fo:font-family="Cambria" style:font-family-generic="roman" style:font-pitch="variable" fo:font-style="italic" fo:font-weight="bold" style:font-style-asian="italic" style:font-weight-asian="bold" style:font-style-complex="italic" style:font-weight-complex="bold" fo:hyphenate="false"/>
    </style:style>
    <style:style style:name="Überschrift_20_7" style:display-name="Überschrift 7" style:family="paragraph" style:parent-style-name="Standard" style:next-style-name="Standard" style:default-outline-level="7">
      <style:paragraph-properties fo:margin-top="0in" fo:margin-bottom="0in" loext:contextual-spacing="false" fo:hyphenation-ladder-count="no-limit"/>
      <style:text-properties style:font-name="Cambria" fo:font-family="Cambria" style:font-family-generic="roman" style:font-pitch="variable" fo:font-style="italic" style:font-style-asian="italic" style:font-style-complex="italic" fo:hyphenate="false"/>
    </style:style>
    <style:style style:name="Überschrift_20_8" style:display-name="Überschrift 8" style:family="paragraph" style:parent-style-name="Standard" style:next-style-name="Standard" style:default-outline-level="8">
      <style:paragraph-properties fo:margin-top="0in" fo:margin-bottom="0in" loext:contextual-spacing="false" fo:hyphenation-ladder-count="no-limit"/>
      <style:text-properties style:font-name="Cambria" fo:font-family="Cambria" style:font-family-generic="roman" style:font-pitch="variable" fo:font-size="10pt" style:font-size-asian="10pt" style:font-size-complex="10pt" fo:hyphenate="false"/>
    </style:style>
    <style:style style:name="Überschrift_20_9" style:display-name="Überschrift 9" style:family="paragraph" style:parent-style-name="Standard" style:next-style-name="Standard" style:default-outline-level="9">
      <style:paragraph-properties fo:margin-top="0in" fo:margin-bottom="0in" loext:contextual-spacing="false" fo:hyphenation-ladder-count="no-limit"/>
      <style:text-properties style:font-name="Cambria" fo:font-family="Cambria" style:font-family-generic="roman" style:font-pitch="variable" fo:font-size="10pt" fo:letter-spacing="0.0035in" fo:font-style="italic" style:font-size-asian="10pt" style:font-style-asian="italic" style:font-size-complex="10pt" style:font-style-complex="italic" fo:hyphenate="false"/>
    </style:style>
    <style:style style:name="Titel" style:family="paragraph" style:parent-style-name="Standard" style:next-style-name="Standard">
      <style:paragraph-properties fo:line-height="100%" fo:hyphenation-ladder-count="no-limit" fo:padding-left="0in" fo:padding-right="0in" fo:padding-top="0in" fo:padding-bottom="0.0138in" fo:border-left="none" fo:border-right="none" fo:border-top="none" fo:border-bottom="0.51pt solid #000000" style:shadow="none"/>
      <style:text-properties style:font-name="Cambria" fo:font-family="Cambria" style:font-family-generic="roman" style:font-pitch="variable" fo:font-size="26pt" fo:letter-spacing="0.0035in" style:font-size-asian="26pt" style:font-size-complex="26pt" fo:hyphenate="false"/>
    </style:style>
    <style:style style:name="Untertitel" style:family="paragraph" style:parent-style-name="Standard" style:next-style-name="Standard">
      <style:paragraph-properties fo:margin-top="0in" fo:margin-bottom="0.4165in" loext:contextual-spacing="false" fo:hyphenation-ladder-count="no-limit"/>
      <style:text-properties style:font-name="Cambria" fo:font-family="Cambria" style:font-family-generic="roman" style:font-pitch="variable" fo:font-size="12pt" fo:letter-spacing="0.0091in" fo:font-style="italic" style:font-size-asian="12pt" style:font-style-asian="italic" style:font-size-complex="12pt" style:font-style-complex="italic" fo:hyphenate="false"/>
    </style:style>
    <style:style style:name="Kein_20_Leerraum" style:display-name="Kein Leerraum" style:family="paragraph" style:parent-style-name="Standard">
      <style:paragraph-properties fo:margin-top="0in" fo:margin-bottom="0in" loext:contextual-spacing="false" fo:line-height="100%" fo:hyphenation-ladder-count="no-limit"/>
      <style:text-properties fo:hyphenate="false"/>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Zitat" style:family="paragraph" style:parent-style-name="Standard" style:next-style-name="Standard">
      <style:paragraph-properties fo:margin-left="0.25in" fo:margin-right="0.25in" fo:margin-top="0.139in" fo:margin-bottom="0in" loext:contextual-spacing="false" fo:hyphenation-ladder-count="no-limit" fo:text-indent="0in" style:auto-text-indent="false">
        <style:tab-stops/>
      </style:paragraph-properties>
      <style:text-properties fo:font-style="italic" style:font-style-asian="italic" style:font-style-complex="italic" fo:hyphenate="false"/>
    </style:style>
    <style:style style:name="Intensives_20_Zitat" style:display-name="Intensives Zitat" style:family="paragraph" style:parent-style-name="Standard" style:next-style-name="Standard">
      <style:paragraph-properties fo:margin-left="0.7in" fo:margin-right="0.8in" fo:margin-top="0.139in" fo:margin-bottom="0.1945in" loext:contextual-spacing="false" fo:text-align="justify" style:justify-single-word="false" fo:hyphenation-ladder-count="no-limit" fo:text-indent="0in" style:auto-text-indent="false" fo:padding-left="0in" fo:padding-right="0in" fo:padding-top="0in" fo:padding-bottom="0.0138in" fo:border-left="none" fo:border-right="none" fo:border-top="none" fo:border-bottom="0.51pt solid #000000" style:shadow="none">
        <style:tab-stops/>
      </style:paragraph-properties>
      <style:text-properties fo:font-style="italic" fo:font-weight="bold" style:font-style-asian="italic" style:font-weight-asian="bold" style:font-style-complex="italic" style:font-weight-complex="bold" fo:hyphenate="false"/>
    </style:style>
    <style:style style:name="Inhaltsverzeichnisüberschrift" style:family="paragraph" style:parent-style-name="Überschrift_20_1" style:next-style-name="Standard" style:default-outline-level="" style:list-style-name="">
      <style:paragraph-properties fo:hyphenation-ladder-count="no-limit"/>
      <style:text-properties style:language-complex="en" style:country-complex="US" fo:hyphenate="false"/>
    </style:style>
    <style:style style:name="Beschriftung" style:family="paragraph" style:parent-style-name="Standard" style:next-style-name="Standard">
      <style:paragraph-properties fo:hyphenation-ladder-count="no-limit"/>
      <style:text-properties fo:font-size="9pt" fo:font-weight="bold" style:font-size-asian="9pt" style:font-weight-asian="bold" style:font-size-complex="9pt" style:font-weight-complex="bold" fo:hyphenate="false"/>
    </style:style>
    <style:style style:name="Kommentartext" style:family="paragraph" style:parent-style-name="Standard">
      <style:paragraph-properties fo:hyphenation-ladder-count="no-limit"/>
      <style:text-properties fo:font-size="10pt" style:font-size-asian="10pt" style:font-size-complex="10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Sprechblasentext" style:family="paragraph" style:parent-style-name="Standard">
      <style:paragraph-properties fo:margin-top="0in" fo:margin-bottom="0in"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Überarbeitung" style:family="paragraph">
      <style:paragraph-properties fo:hyphenation-ladder-count="no-limit"/>
      <style:text-properties fo:font-size="11pt" style:font-size-asian="11pt" style:font-size-complex="11pt"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Überschrift_20_1_20_Zchn" style:display-name="Überschrift 1 Zchn"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Überschrift_20_2_20_Zchn" style:display-name="Überschrift 2 Zchn" style:family="text">
      <style:text-properties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Überschrift_20_3_20_Zchn" style:display-name="Überschrift 3 Zchn" style:family="text">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text-properties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text-properties fo:color="#7f7f7f"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6_20_Zchn" style:display-name="Überschrift 6 Zchn" style:family="text">
      <style:text-properties fo:color="#7f7f7f"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7_20_Zchn" style:display-name="Überschrift 7 Zchn" style:family="text">
      <style:text-properties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Überschrift_20_8_20_Zchn" style:display-name="Überschrift 8 Zchn" style:family="text">
      <style:text-properties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Überschrift_20_9_20_Zchn" style:display-name="Überschrift 9 Zchn" style:family="text">
      <style:text-properties style:font-name="Cambria" fo:font-family="Cambria" style:font-family-generic="roman" style:font-pitch="variable" fo:font-size="10pt" fo:letter-spacing="0.0035in"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itel_20_Zchn" style:display-name="Titel Zchn" style:family="text">
      <style:text-properties style:font-name="Cambria" fo:font-family="Cambria" style:font-family-generic="roman" style:font-pitch="variable" fo:font-size="26pt" fo:letter-spacing="0.0035in"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Untertitel_20_Zchn" style:display-name="Untertitel Zchn" style:family="text">
      <style:text-properties style:font-name="Cambria" fo:font-family="Cambria" style:font-family-generic="roman" style:font-pitch="variable" fo:font-size="12pt" fo:letter-spacing="0.0091in"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Fett" style:family="text">
      <style:text-properties fo:font-weight="bold" style:font-weight-asian="bold" style:font-weight-complex="bold"/>
    </style:style>
    <style:style style:name="Hervorhebung" style:family="text">
      <style:text-properties fo:letter-spacing="0.0071in" fo:font-style="italic" fo:font-weight="bold" fo:background-color="transparent" style:font-style-asian="italic" style:font-weight-asian="bold" style:font-style-complex="italic" style:font-weight-complex="bold"/>
    </style:style>
    <style:style style:name="Zitat_20_Zchn" style:display-name="Zitat Zchn" style:family="text">
      <style:text-properties fo:font-style="italic" style:font-style-asian="italic" style:font-style-complex="italic"/>
    </style:style>
    <style:style style:name="Intensives_20_Zitat_20_Zchn" style:display-name="Intensives Zitat Zchn" style:family="text">
      <style:text-properties fo:font-style="italic" fo:font-weight="bold" style:font-style-asian="italic" style:font-weight-asian="bold" style:font-style-complex="italic" style:font-weight-complex="bold"/>
    </style:style>
    <style:style style:name="Schwache_20_Hervorhebung" style:display-name="Schwache Hervorhebung" style:family="text">
      <style:text-properties fo:font-style="italic" style:font-style-asian="italic" style:font-style-complex="italic"/>
    </style:style>
    <style:style style:name="Intensive_20_Hervorhebung" style:display-name="Intensive Hervorhebung" style:family="text">
      <style:text-properties fo:font-weight="bold" style:font-weight-asian="bold" style:font-weight-complex="bold"/>
    </style:style>
    <style:style style:name="Schwacher_20_Verweis" style:display-name="Schwacher Verweis" style:family="text">
      <style:text-properties fo:font-variant="small-caps"/>
    </style:style>
    <style:style style:name="Intensiver_20_Verweis" style:display-name="Intensiver Verweis" style:family="text">
      <style:text-properties fo:font-variant="small-caps" fo:letter-spacing="0.0035in" style:text-underline-style="solid" style:text-underline-width="auto" style:text-underline-color="font-color" style:text-underline-mode="continuous" style:text-overline-mode="continuous" style:text-line-through-mode="continuous"/>
    </style:style>
    <style:style style:name="Buchtitel" style:family="text">
      <style:text-properties fo:font-variant="small-caps" fo:letter-spacing="0.0035in" fo:font-style="italic" style:font-style-asian="italic" style:font-style-complex="italic"/>
    </style:style>
    <style:style style:name="Kein_20_Leerraum_20_Zchn" style:display-name="Kein Leerraum Zchn" style:family="text"/>
    <style:style style:name="Kommentarzeichen" style:family="text">
      <style:text-properties fo:font-size="8pt" style:font-size-asian="8pt" style:font-size-complex="8pt"/>
    </style:style>
    <style:style style:name="Kommentartext_20_Zchn" style:display-name="Kommentartext Zchn" style:family="text" style:parent-style-name="Absatz-Standardschriftart"/>
    <style:style style:name="Kommentarthema_20_Zchn" style:display-name="Kommentarthema Zchn" style:family="text">
      <style:text-properties fo:font-weight="bold" style:font-weight-asian="bold" style:font-weight-complex="bold"/>
    </style:style>
    <style:style style:name="Sprechblasentext_20_Zchn" style:display-name="Sprechblasentext Zchn"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title/>
    <dc:subject/>
    <meta:initial-creator>Stephan Lampert</meta:initial-creator>
    <meta:creation-date>2020-02-21T14:27:00Z</meta:creation-date>
    <dc:date>2020-03-06T14:57:45.948508299</dc:date>
    <meta:print-date>2018-05-17T13:35:00Z</meta:print-date>
    <meta:editing-cycles>52</meta:editing-cycles>
    <meta:editing-duration>PT3H53M13S</meta:editing-duration>
    <meta:document-statistic meta:table-count="21" meta:image-count="0" meta:object-count="0" meta:page-count="24" meta:paragraph-count="400" meta:word-count="4200" meta:character-count="30421" meta:non-whitespace-character-count="26425"/>
    <meta:template xlink:type="simple" xlink:actuate="onRequest" xlink:title="" xlink:href="Normal.dotm"/>
  </office:meta>
</office:document-meta>
</file>